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N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nh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619.1" table:style-name="ce14">
            <text:p>1.619<text:s/></text:p>
          </table:table-cell>
          <table:table-cell office:value-type="float" office:value="7379.07" table:style-name="ce14">
            <text:p>7.379<text:s/></text:p>
          </table:table-cell>
          <table:table-cell office:value-type="float" office:value="41717841.32" table:style-name="ce14">
            <text:p>41.717.841<text:s/></text:p>
          </table:table-cell>
          <table:table-cell office:value-type="float" office:value="143919.38" table:style-name="ce14">
            <text:p>143.919<text:s/></text:p>
          </table:table-cell>
          <table:table-cell office:value-type="float" office:value="70277732.549999997" table:style-name="ce14">
            <text:p>70.277.733<text:s/></text:p>
          </table:table-cell>
          <table:table-cell office:value-type="float" office:value="33230115.870000001" table:style-name="ce14">
            <text:p>33.230.116<text:s/></text:p>
          </table:table-cell>
          <table:table-cell office:value-type="float" office:value="3479432.92" table:style-name="ce14">
            <text:p>3.479.433<text:s/></text:p>
          </table:table-cell>
          <table:table-cell office:value-type="float" office:value="107817229.06999999" table:style-name="ce14">
            <text:p>107.817.229<text:s/></text:p>
          </table:table-cell>
          <table:table-cell office:value-type="float" office:value="16479124.630000001" table:style-name="ce14">
            <text:p>16.479.125<text:s/></text:p>
          </table:table-cell>
          <table:table-cell office:value-type="float" office:value="3608132.66" table:style-name="ce14">
            <text:p>3.608.133<text:s/></text:p>
          </table:table-cell>
          <table:table-cell office:value-type="float" office:value="72781957.370000005" table:style-name="ce14">
            <text:p>72.781.957<text:s/></text:p>
          </table:table-cell>
          <table:table-cell office:value-type="float" office:value="143651.81" table:style-name="ce14">
            <text:p>143.652<text:s/></text:p>
          </table:table-cell>
          <table:table-cell office:value-type="float" office:value="1407756.84" table:style-name="ce14">
            <text:p>1.407.757<text:s/></text:p>
          </table:table-cell>
          <table:table-cell office:value-type="float" office:value="5684125.9500000002" table:style-name="ce14">
            <text:p>5.684.126<text:s/></text:p>
          </table:table-cell>
          <table:table-cell office:value-type="float" office:value="4815182.95" table:style-name="ce14">
            <text:p>4.815.183<text:s/></text:p>
          </table:table-cell>
          <table:table-cell office:value-type="float" office:value="50287586.869999997" table:style-name="ce14">
            <text:p>50.287.587<text:s/></text:p>
          </table:table-cell>
          <table:table-cell office:value-type="float" office:value="11241.28" table:style-name="ce14">
            <text:p>11.241<text:s/></text:p>
          </table:table-cell>
          <table:table-cell office:value-type="float" office:value="206725317.00999999" table:style-name="ce14">
            <text:p>206.725.317<text:s/></text:p>
          </table:table-cell>
          <table:table-cell office:value-type="float" office:value="218269202.25999999" table:style-name="ce14">
            <text:p>218.269.202<text:s/></text:p>
          </table:table-cell>
          <table:table-cell office:value-type="float" office:value="2277446.77" table:style-name="ce14">
            <text:p>2.277.447<text:s/></text:p>
          </table:table-cell>
          <table:table-cell office:value-type="float" office:value="7100.76" table:style-name="ce14">
            <text:p>7.101<text:s/></text:p>
          </table:table-cell>
          <table:table-cell office:value-type="float" office:value="23909.73" table:style-name="ce14">
            <text:p>23.910<text:s/></text:p>
          </table:table-cell>
          <table:table-cell office:value-type="float" office:value="78687925.799999997" table:style-name="ce14">
            <text:p>78.687.926<text:s/></text:p>
          </table:table-cell>
          <table:table-cell office:value-type="float" office:value="295775289.75999999" table:style-name="ce14">
            <text:p>295.775.290<text:s/></text:p>
          </table:table-cell>
          <table:table-cell office:value-type="float" office:value="164267.92000000001" table:style-name="ce14">
            <text:p>164.268<text:s/></text:p>
          </table:table-cell>
          <table:table-cell office:value-type="float" office:value="1291636202" table:style-name="ce14">
            <text:p>1.291.636.202<text:s/></text:p>
          </table:table-cell>
          <table:table-cell office:value-type="float" office:value="82.98" table:style-name="ce14">
            <text:p>83<text:s/></text:p>
          </table:table-cell>
          <table:table-cell office:value-type="float" office:value="2505460774.6299996" table:style-name="ce15">
            <text:p>2.505.460.7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3" table:style-name="ce14">
            <text:p>(0)</text:p>
          </table:table-cell>
          <table:table-cell office:value-type="float" office:value="1340.5" table:style-name="ce14">
            <text:p>1.341<text:s/></text:p>
          </table:table-cell>
          <table:table-cell office:value-type="float" office:value="-37.07" table:style-name="ce14">
            <text:p>(37)</text:p>
          </table:table-cell>
          <table:table-cell office:value-type="float" office:value="0" table:style-name="ce14">
            <text:p>-<text:s/></text:p>
          </table:table-cell>
          <table:table-cell office:value-type="float" office:value="43.33" table:style-name="ce14">
            <text:p>43<text:s/></text:p>
          </table:table-cell>
          <table:table-cell office:value-type="float" office:value="-22.25" table:style-name="ce14">
            <text:p>(22)</text:p>
          </table:table-cell>
          <table:table-cell office:value-type="float" office:value="22.82" table:style-name="ce14">
            <text:p>23<text:s/></text:p>
          </table:table-cell>
          <table:table-cell office:value-type="float" office:value="-36.58" table:style-name="ce14">
            <text:p>(37)</text:p>
          </table:table-cell>
          <table:table-cell office:value-type="float" office:value="22155.97" table:style-name="ce14">
            <text:p>22.156<text:s/></text:p>
          </table:table-cell>
          <table:table-cell office:value-type="float" office:value="-3.16" table:style-name="ce14">
            <text:p>(3)</text:p>
          </table:table-cell>
          <table:table-cell office:value-type="float" office:value="1722.75" table:style-name="ce14">
            <text:p>1.723<text:s/></text:p>
          </table:table-cell>
          <table:table-cell office:value-type="float" office:value="-31.88" table:style-name="ce14">
            <text:p>(32)</text:p>
          </table:table-cell>
          <table:table-cell office:value-type="float" office:value="-23" table:style-name="ce14">
            <text:p>(23)</text:p>
          </table:table-cell>
          <table:table-cell office:value-type="float" office:value="326813.44" table:style-name="ce14">
            <text:p>326.813<text:s/></text:p>
          </table:table-cell>
          <table:table-cell office:value-type="float" office:value="-49.4" table:style-name="ce14">
            <text:p>(49)</text:p>
          </table:table-cell>
          <table:table-cell office:value-type="float" office:value="22397.37" table:style-name="ce14">
            <text:p>22.397<text:s/></text:p>
          </table:table-cell>
          <table:table-cell office:value-type="float" office:value="-1.71" table:style-name="ce14">
            <text:p>(2)</text:p>
          </table:table-cell>
          <table:table-cell office:value-type="float" office:value="898527.94" table:style-name="ce14">
            <text:p>898.528<text:s/></text:p>
          </table:table-cell>
          <table:table-cell office:value-type="float" office:value="1948.57" table:style-name="ce14">
            <text:p>1.949<text:s/></text:p>
          </table:table-cell>
          <table:table-cell office:value-type="float" office:value="-2.59" table:style-name="ce14">
            <text:p>(3)</text:p>
          </table:table-cell>
          <table:table-cell office:value-type="float" office:value="-13.51" table:style-name="ce14">
            <text:p>(14)</text:p>
          </table:table-cell>
          <table:table-cell office:value-type="float" office:value="-2.12" table:style-name="ce14">
            <text:p>(2)</text:p>
          </table:table-cell>
          <table:table-cell office:value-type="float" office:value="72405.25" table:style-name="ce14">
            <text:p>72.405<text:s/></text:p>
          </table:table-cell>
          <table:table-cell office:value-type="float" office:value="548561.67000000004" table:style-name="ce14">
            <text:p>548.562<text:s/></text:p>
          </table:table-cell>
          <table:table-cell office:value-type="float" office:value="-2.4700000000000002" table:style-name="ce14">
            <text:p>(2)</text:p>
          </table:table-cell>
          <table:table-cell office:value-type="float" office:value="1050261.53" table:style-name="ce14">
            <text:p>1.050.262<text:s/></text:p>
          </table:table-cell>
          <table:table-cell office:value-type="float" office:value="-2.88" table:style-name="ce14">
            <text:p>(3)</text:p>
          </table:table-cell>
          <table:table-cell office:value-type="float" office:value="2945972.22" table:style-name="ce15">
            <text:p>2.945.9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63804.33" table:style-name="ce14">
            <text:p>263.804<text:s/></text:p>
          </table:table-cell>
          <table:table-cell office:value-type="float" office:value="2409150.52" table:style-name="ce14">
            <text:p>2.409.151<text:s/></text:p>
          </table:table-cell>
          <table:table-cell office:value-type="float" office:value="11290879.99" table:style-name="ce14">
            <text:p>11.290.880<text:s/></text:p>
          </table:table-cell>
          <table:table-cell office:value-type="float" office:value="159635.21" table:style-name="ce14">
            <text:p>159.635<text:s/></text:p>
          </table:table-cell>
          <table:table-cell office:value-type="float" office:value="119041706.04000001" table:style-name="ce14">
            <text:p>119.041.706<text:s/></text:p>
          </table:table-cell>
          <table:table-cell office:value-type="float" office:value="31001557.719999999" table:style-name="ce14">
            <text:p>31.001.558<text:s/></text:p>
          </table:table-cell>
          <table:table-cell office:value-type="float" office:value="6091018.6399999997" table:style-name="ce14">
            <text:p>6.091.019<text:s/></text:p>
          </table:table-cell>
          <table:table-cell office:value-type="float" office:value="115044634.34" table:style-name="ce14">
            <text:p>115.044.634<text:s/></text:p>
          </table:table-cell>
          <table:table-cell office:value-type="float" office:value="20638280.600000001" table:style-name="ce14">
            <text:p>20.638.281<text:s/></text:p>
          </table:table-cell>
          <table:table-cell office:value-type="float" office:value="6428827.3399999999" table:style-name="ce14">
            <text:p>6.428.827<text:s/></text:p>
          </table:table-cell>
          <table:table-cell office:value-type="float" office:value="312755380.13" table:style-name="ce14">
            <text:p>312.755.380<text:s/></text:p>
          </table:table-cell>
          <table:table-cell office:value-type="float" office:value="6354794.4000000004" table:style-name="ce14">
            <text:p>6.354.794<text:s/></text:p>
          </table:table-cell>
          <table:table-cell office:value-type="float" office:value="7569941.7199999997" table:style-name="ce14">
            <text:p>7.569.942<text:s/></text:p>
          </table:table-cell>
          <table:table-cell office:value-type="float" office:value="5558305.5099999998" table:style-name="ce14">
            <text:p>5.558.306<text:s/></text:p>
          </table:table-cell>
          <table:table-cell office:value-type="float" office:value="5188969.7300000004" table:style-name="ce14">
            <text:p>5.188.970<text:s/></text:p>
          </table:table-cell>
          <table:table-cell office:value-type="float" office:value="107926270.13" table:style-name="ce14">
            <text:p>107.926.270<text:s/></text:p>
          </table:table-cell>
          <table:table-cell office:value-type="float" office:value="2380812.5099999998" table:style-name="ce14">
            <text:p>2.380.813<text:s/></text:p>
          </table:table-cell>
          <table:table-cell office:value-type="float" office:value="228131910.62" table:style-name="ce14">
            <text:p>228.131.911<text:s/></text:p>
          </table:table-cell>
          <table:table-cell office:value-type="float" office:value="269760519.00999999" table:style-name="ce14">
            <text:p>269.760.519<text:s/></text:p>
          </table:table-cell>
          <table:table-cell office:value-type="float" office:value="4006233.9" table:style-name="ce14">
            <text:p>4.006.234<text:s/></text:p>
          </table:table-cell>
          <table:table-cell office:value-type="float" office:value="1710710.14" table:style-name="ce14">
            <text:p>1.710.710<text:s/></text:p>
          </table:table-cell>
          <table:table-cell office:value-type="float" office:value="20650.099999999999" table:style-name="ce14">
            <text:p>20.650<text:s/></text:p>
          </table:table-cell>
          <table:table-cell office:value-type="float" office:value="289615199.98000002" table:style-name="ce14">
            <text:p>289.615.200<text:s/></text:p>
          </table:table-cell>
          <table:table-cell office:value-type="float" office:value="276873853.30000001" table:style-name="ce14">
            <text:p>276.873.853<text:s/></text:p>
          </table:table-cell>
          <table:table-cell office:value-type="float" office:value="5878074.9900000002" table:style-name="ce14">
            <text:p>5.878.075<text:s/></text:p>
          </table:table-cell>
          <table:table-cell office:value-type="float" office:value="1557863314.22" table:style-name="ce14">
            <text:p>1.557.863.314<text:s/></text:p>
          </table:table-cell>
          <table:table-cell office:value-type="float" office:value="311867.02" table:style-name="ce14">
            <text:p>311.867<text:s/></text:p>
          </table:table-cell>
          <table:table-cell office:value-type="float" office:value="3394276302.1399999" table:style-name="ce15">
            <text:p>3.394.276.3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82557.210000000006" table:style-name="ce14">
            <text:p>82.55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0351.5" table:style-name="ce14">
            <text:p>20.35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0477436.11000001" table:style-name="ce14">
            <text:p>150.477.436<text:s/></text:p>
          </table:table-cell>
          <table:table-cell office:value-type="float" office:value="5130" table:style-name="ce14">
            <text:p>5.13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061.72" table:style-name="ce14">
            <text:p>3.062<text:s/></text:p>
          </table:table-cell>
          <table:table-cell office:value-type="float" office:value="12000" table:style-name="ce14">
            <text:p>12.000<text:s/></text:p>
          </table:table-cell>
          <table:table-cell office:value-type="float" office:value="53917.440000000002" table:style-name="ce14">
            <text:p>53.91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797.77" table:style-name="ce14">
            <text:p>8.798<text:s/></text:p>
          </table:table-cell>
          <table:table-cell office:value-type="float" office:value="1368.6" table:style-name="ce14">
            <text:p>1.369<text:s/></text:p>
          </table:table-cell>
          <table:table-cell office:value-type="float" office:value="451245.4" table:style-name="ce14">
            <text:p>451.245<text:s/></text:p>
          </table:table-cell>
          <table:table-cell office:value-type="float" office:value="26788.47" table:style-name="ce14">
            <text:p>26.78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1142654.22000003" table:style-name="ce15">
            <text:p>151.142.6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50012.45" table:style-name="ce14">
            <text:p>250.012<text:s/></text:p>
          </table:table-cell>
          <table:table-cell office:value-type="float" office:value="613418.55000000005" table:style-name="ce14">
            <text:p>613.419<text:s/></text:p>
          </table:table-cell>
          <table:table-cell office:value-type="float" office:value="2874726.75" table:style-name="ce14">
            <text:p>2.874.72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953534.119999999" table:style-name="ce14">
            <text:p>12.953.534<text:s/></text:p>
          </table:table-cell>
          <table:table-cell office:value-type="float" office:value="11037773.68" table:style-name="ce14">
            <text:p>11.037.774<text:s/></text:p>
          </table:table-cell>
          <table:table-cell office:value-type="float" office:value="1783629.45" table:style-name="ce14">
            <text:p>1.783.629<text:s/></text:p>
          </table:table-cell>
          <table:table-cell office:value-type="float" office:value="2457663.81" table:style-name="ce14">
            <text:p>2.457.664<text:s/></text:p>
          </table:table-cell>
          <table:table-cell office:value-type="float" office:value="5873390.9400000004" table:style-name="ce14">
            <text:p>5.873.391<text:s/></text:p>
          </table:table-cell>
          <table:table-cell office:value-type="float" office:value="5575870.8499999996" table:style-name="ce14">
            <text:p>5.575.871<text:s/></text:p>
          </table:table-cell>
          <table:table-cell office:value-type="float" office:value="18525833.850000001" table:style-name="ce14">
            <text:p>18.525.834<text:s/></text:p>
          </table:table-cell>
          <table:table-cell office:value-type="float" office:value="479187.15" table:style-name="ce14">
            <text:p>479.187<text:s/></text:p>
          </table:table-cell>
          <table:table-cell office:value-type="float" office:value="3210314.8" table:style-name="ce14">
            <text:p>3.210.315<text:s/></text:p>
          </table:table-cell>
          <table:table-cell office:value-type="float" office:value="1498637.95" table:style-name="ce14">
            <text:p>1.498.638<text:s/></text:p>
          </table:table-cell>
          <table:table-cell office:value-type="float" office:value="2363013.58" table:style-name="ce14">
            <text:p>2.363.014<text:s/></text:p>
          </table:table-cell>
          <table:table-cell office:value-type="float" office:value="25133799.66" table:style-name="ce14">
            <text:p>25.133.800<text:s/></text:p>
          </table:table-cell>
          <table:table-cell office:value-type="float" office:value="607869.81999999995" table:style-name="ce14">
            <text:p>607.870<text:s/></text:p>
          </table:table-cell>
          <table:table-cell office:value-type="float" office:value="7125574.0099999998" table:style-name="ce14">
            <text:p>7.125.574<text:s/></text:p>
          </table:table-cell>
          <table:table-cell office:value-type="float" office:value="29947898.760000002" table:style-name="ce14">
            <text:p>29.947.899<text:s/></text:p>
          </table:table-cell>
          <table:table-cell office:value-type="float" office:value="449184.72" table:style-name="ce14">
            <text:p>449.185<text:s/></text:p>
          </table:table-cell>
          <table:table-cell office:value-type="float" office:value="145469.96" table:style-name="ce14">
            <text:p>145.470<text:s/></text:p>
          </table:table-cell>
          <table:table-cell office:value-type="float" office:value="6588.33" table:style-name="ce14">
            <text:p>6.588<text:s/></text:p>
          </table:table-cell>
          <table:table-cell office:value-type="float" office:value="8916418.1400000006" table:style-name="ce14">
            <text:p>8.916.418<text:s/></text:p>
          </table:table-cell>
          <table:table-cell office:value-type="float" office:value="6554421.2300000004" table:style-name="ce14">
            <text:p>6.554.421<text:s/></text:p>
          </table:table-cell>
          <table:table-cell office:value-type="float" office:value="1662928.16" table:style-name="ce14">
            <text:p>1.662.928<text:s/></text:p>
          </table:table-cell>
          <table:table-cell office:value-type="float" office:value="73106436.370000005" table:style-name="ce14">
            <text:p>73.106.436<text:s/></text:p>
          </table:table-cell>
          <table:table-cell office:value-type="float" office:value="7197.08" table:style-name="ce14">
            <text:p>7.197<text:s/></text:p>
          </table:table-cell>
          <table:table-cell office:value-type="float" office:value="223160794.16999999" table:style-name="ce15">
            <text:p>223.160.7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262.61" table:style-name="ce14">
            <text:p>15.26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0702.87" table:style-name="ce14">
            <text:p>30.70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983.93" table:style-name="ce14">
            <text:p>8.984<text:s/></text:p>
          </table:table-cell>
          <table:table-cell office:value-type="float" office:value="4544632.22" table:style-name="ce14">
            <text:p>4.544.632<text:s/></text:p>
          </table:table-cell>
          <table:table-cell office:value-type="float" office:value="3952.4" table:style-name="ce14">
            <text:p>3.952<text:s/></text:p>
          </table:table-cell>
          <table:table-cell office:value-type="float" office:value="6831.86" table:style-name="ce14">
            <text:p>6.832<text:s/></text:p>
          </table:table-cell>
          <table:table-cell office:value-type="float" office:value="9973.33" table:style-name="ce14">
            <text:p>9.97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73.78" table:style-name="ce14">
            <text:p>4.974<text:s/></text:p>
          </table:table-cell>
          <table:table-cell office:value-type="float" office:value="5329.28" table:style-name="ce14">
            <text:p>5.329<text:s/></text:p>
          </table:table-cell>
          <table:table-cell office:value-type="float" office:value="16036985.289999999" table:style-name="ce14">
            <text:p>16.036.98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618102.989999998" table:style-name="ce14">
            <text:p>22.618.103<text:s/></text:p>
          </table:table-cell>
          <table:table-cell office:value-type="float" office:value="33671984.609999999" table:style-name="ce14">
            <text:p>33.671.985<text:s/></text:p>
          </table:table-cell>
          <table:table-cell office:value-type="float" office:value="13880.15" table:style-name="ce14">
            <text:p>13.880<text:s/></text:p>
          </table:table-cell>
          <table:table-cell office:value-type="float" office:value="8686.7900000000009" table:style-name="ce14">
            <text:p>8.687<text:s/></text:p>
          </table:table-cell>
          <table:table-cell office:value-type="float" office:value="2393.16" table:style-name="ce14">
            <text:p>2.393<text:s/></text:p>
          </table:table-cell>
          <table:table-cell office:value-type="float" office:value="49596106.920000002" table:style-name="ce14">
            <text:p>49.596.107<text:s/></text:p>
          </table:table-cell>
          <table:table-cell office:value-type="float" office:value="8886388.3000000007" table:style-name="ce14">
            <text:p>8.886.38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5655826.31999999" table:style-name="ce14">
            <text:p>135.655.82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71120996.81" table:style-name="ce15">
            <text:p>271.120.9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646.12" table:style-name="ce14">
            <text:p>64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365366.95" table:style-name="ce14">
            <text:p>5.365.367<text:s/></text:p>
          </table:table-cell>
          <table:table-cell office:value-type="float" office:value="7556.41" table:style-name="ce14">
            <text:p>7.556<text:s/></text:p>
          </table:table-cell>
          <table:table-cell office:value-type="float" office:value="41776105.869999997" table:style-name="ce14">
            <text:p>41.776.106<text:s/></text:p>
          </table:table-cell>
          <table:table-cell office:value-type="float" office:value="12012983.630000001" table:style-name="ce14">
            <text:p>12.012.984<text:s/></text:p>
          </table:table-cell>
          <table:table-cell office:value-type="float" office:value="922665.86" table:style-name="ce14">
            <text:p>922.666<text:s/></text:p>
          </table:table-cell>
          <table:table-cell office:value-type="float" office:value="74408332.579999998" table:style-name="ce14">
            <text:p>74.408.333<text:s/></text:p>
          </table:table-cell>
          <table:table-cell office:value-type="float" office:value="2862062.39" table:style-name="ce14">
            <text:p>2.862.062<text:s/></text:p>
          </table:table-cell>
          <table:table-cell office:value-type="float" office:value="299119.2" table:style-name="ce14">
            <text:p>299.119<text:s/></text:p>
          </table:table-cell>
          <table:table-cell office:value-type="float" office:value="34978246.189999998" table:style-name="ce14">
            <text:p>34.978.246<text:s/></text:p>
          </table:table-cell>
          <table:table-cell office:value-type="float" office:value="47880.31" table:style-name="ce14">
            <text:p>47.880<text:s/></text:p>
          </table:table-cell>
          <table:table-cell office:value-type="float" office:value="704190.43" table:style-name="ce14">
            <text:p>704.190<text:s/></text:p>
          </table:table-cell>
          <table:table-cell office:value-type="float" office:value="1198026.3" table:style-name="ce14">
            <text:p>1.198.026<text:s/></text:p>
          </table:table-cell>
          <table:table-cell office:value-type="float" office:value="482962.84" table:style-name="ce14">
            <text:p>482.963<text:s/></text:p>
          </table:table-cell>
          <table:table-cell office:value-type="float" office:value="28104062.460000001" table:style-name="ce14">
            <text:p>28.104.062<text:s/></text:p>
          </table:table-cell>
          <table:table-cell office:value-type="float" office:value="450.3" table:style-name="ce14">
            <text:p>450<text:s/></text:p>
          </table:table-cell>
          <table:table-cell office:value-type="float" office:value="85835156.540000007" table:style-name="ce14">
            <text:p>85.835.157<text:s/></text:p>
          </table:table-cell>
          <table:table-cell office:value-type="float" office:value="92514391.060000002" table:style-name="ce14">
            <text:p>92.514.391<text:s/></text:p>
          </table:table-cell>
          <table:table-cell office:value-type="float" office:value="300574.82" table:style-name="ce14">
            <text:p>300.57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19.98" table:style-name="ce14">
            <text:p>1.220<text:s/></text:p>
          </table:table-cell>
          <table:table-cell office:value-type="float" office:value="109010756.65000001" table:style-name="ce14">
            <text:p>109.010.757<text:s/></text:p>
          </table:table-cell>
          <table:table-cell office:value-type="float" office:value="122204515.23" table:style-name="ce14">
            <text:p>122.204.515<text:s/></text:p>
          </table:table-cell>
          <table:table-cell office:value-type="float" office:value="61035.71" table:style-name="ce14">
            <text:p>61.036<text:s/></text:p>
          </table:table-cell>
          <table:table-cell office:value-type="float" office:value="474658910.63999999" table:style-name="ce14">
            <text:p>474.658.91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87757218.47" table:style-name="ce15">
            <text:p>1.087.757.2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3145.759999999998" table:style-name="ce14">
            <text:p>13.146<text:s/></text:p>
          </table:table-cell>
          <table:table-cell office:value-type="float" office:value="1795731.9700000002" table:style-name="ce14">
            <text:p>1.795.732<text:s/></text:p>
          </table:table-cell>
          <table:table-cell office:value-type="float" office:value="3035523.68" table:style-name="ce14">
            <text:p>3.035.524<text:s/></text:p>
          </table:table-cell>
          <table:table-cell office:value-type="float" office:value="152078.79999999999" table:style-name="ce14">
            <text:p>152.079<text:s/></text:p>
          </table:table-cell>
          <table:table-cell office:value-type="float" office:value="64198805.969999999" table:style-name="ce14">
            <text:p>64.198.806<text:s/></text:p>
          </table:table-cell>
          <table:table-cell office:value-type="float" office:value="7950800.4100000001" table:style-name="ce14">
            <text:p>7.950.800<text:s/></text:p>
          </table:table-cell>
          <table:table-cell office:value-type="float" office:value="3375739.4000000004" table:style-name="ce14">
            <text:p>3.375.739<text:s/></text:p>
          </table:table-cell>
          <table:table-cell office:value-type="float" office:value="33634005.729999997" table:style-name="ce14">
            <text:p>33.634.006<text:s/></text:p>
          </table:table-cell>
          <table:table-cell office:value-type="float" office:value="11878523.369999999" table:style-name="ce14">
            <text:p>11.878.523<text:s/></text:p>
          </table:table-cell>
          <table:table-cell office:value-type="float" office:value="547005.43000000005" table:style-name="ce14">
            <text:p>547.005<text:s/></text:p>
          </table:table-cell>
          <table:table-cell office:value-type="float" office:value="108763890.65000001" table:style-name="ce14">
            <text:p>108.763.891<text:s/></text:p>
          </table:table-cell>
          <table:table-cell office:value-type="float" office:value="5822596.9399999995" table:style-name="ce14">
            <text:p>5.822.597<text:s/></text:p>
          </table:table-cell>
          <table:table-cell office:value-type="float" office:value="3655436.49" table:style-name="ce14">
            <text:p>3.655.436<text:s/></text:p>
          </table:table-cell>
          <table:table-cell office:value-type="float" office:value="2856667.48" table:style-name="ce14">
            <text:p>2.856.667<text:s/></text:p>
          </table:table-cell>
          <table:table-cell office:value-type="float" office:value="2337664.0300000003" table:style-name="ce14">
            <text:p>2.337.664<text:s/></text:p>
          </table:table-cell>
          <table:table-cell office:value-type="float" office:value="38651422.719999999" table:style-name="ce14">
            <text:p>38.651.423<text:s/></text:p>
          </table:table-cell>
          <table:table-cell office:value-type="float" office:value="1772492.3900000001" table:style-name="ce14">
            <text:p>1.772.492<text:s/></text:p>
          </table:table-cell>
          <table:table-cell office:value-type="float" office:value="112550015.35999998" table:style-name="ce14">
            <text:p>112.550.015<text:s/></text:p>
          </table:table-cell>
          <table:table-cell office:value-type="float" office:value="113614244.58" table:style-name="ce14">
            <text:p>113.614.245<text:s/></text:p>
          </table:table-cell>
          <table:table-cell office:value-type="float" office:value="3188676.7700000005" table:style-name="ce14">
            <text:p>3.188.677<text:s/></text:p>
          </table:table-cell>
          <table:table-cell office:value-type="float" office:value="1556553.39" table:style-name="ce14">
            <text:p>1.556.553<text:s/></text:p>
          </table:table-cell>
          <table:table-cell office:value-type="float" office:value="10448.630000000001" table:style-name="ce14">
            <text:p>10.449<text:s/></text:p>
          </table:table-cell>
          <table:table-cell office:value-type="float" office:value="122083120.5" table:style-name="ce14">
            <text:p>122.083.121<text:s/></text:p>
          </table:table-cell>
          <table:table-cell office:value-type="float" office:value="139227159.94" table:style-name="ce14">
            <text:p>139.227.160<text:s/></text:p>
          </table:table-cell>
          <table:table-cell office:value-type="float" office:value="3702865.72" table:style-name="ce14">
            <text:p>3.702.866<text:s/></text:p>
          </table:table-cell>
          <table:table-cell office:value-type="float" office:value="874415352.42000008" table:style-name="ce14">
            <text:p>874.415.352<text:s/></text:p>
          </table:table-cell>
          <table:table-cell office:value-type="float" office:value="304669.94" table:style-name="ce14">
            <text:p>304.670<text:s/></text:p>
          </table:table-cell>
          <table:table-cell office:value-type="float" office:value="1661094638.4700003" table:style-name="ce15">
            <text:p>1.661.094.6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6449311.369999999" table:style-name="ce14">
            <text:p>16.449.311<text:s/></text:p>
          </table:table-cell>
          <table:table-cell office:value-type="float" office:value="56035285.100000001" table:style-name="ce14">
            <text:p>56.035.285<text:s/></text:p>
          </table:table-cell>
          <table:table-cell office:value-type="float" office:value="244481975.03999999" table:style-name="ce14">
            <text:p>244.481.975<text:s/></text:p>
          </table:table-cell>
          <table:table-cell office:value-type="float" office:value="10709669.02" table:style-name="ce14">
            <text:p>10.709.669<text:s/></text:p>
          </table:table-cell>
          <table:table-cell office:value-type="float" office:value="317302407.25" table:style-name="ce14">
            <text:p>317.302.407<text:s/></text:p>
          </table:table-cell>
          <table:table-cell office:value-type="float" office:value="290408504.50999999" table:style-name="ce14">
            <text:p>290.408.505<text:s/></text:p>
          </table:table-cell>
          <table:table-cell office:value-type="float" office:value="3720525504.5999999" table:style-name="ce14">
            <text:p>3.720.525.505<text:s/></text:p>
          </table:table-cell>
          <table:table-cell office:value-type="float" office:value="227986825.06999999" table:style-name="ce14">
            <text:p>227.986.825<text:s/></text:p>
          </table:table-cell>
          <table:table-cell office:value-type="float" office:value="240495687.53999999" table:style-name="ce14">
            <text:p>240.495.688<text:s/></text:p>
          </table:table-cell>
          <table:table-cell office:value-type="float" office:value="82845601.920000002" table:style-name="ce14">
            <text:p>82.845.602<text:s/></text:p>
          </table:table-cell>
          <table:table-cell office:value-type="float" office:value="966315704.69000006" table:style-name="ce14">
            <text:p>966.315.705<text:s/></text:p>
          </table:table-cell>
          <table:table-cell office:value-type="float" office:value="121467058.08" table:style-name="ce14">
            <text:p>121.467.058<text:s/></text:p>
          </table:table-cell>
          <table:table-cell office:value-type="float" office:value="148071455.43000001" table:style-name="ce14">
            <text:p>148.071.455<text:s/></text:p>
          </table:table-cell>
          <table:table-cell office:value-type="float" office:value="159824824.06999999" table:style-name="ce14">
            <text:p>159.824.824<text:s/></text:p>
          </table:table-cell>
          <table:table-cell office:value-type="float" office:value="104645932.63" table:style-name="ce14">
            <text:p>104.645.933<text:s/></text:p>
          </table:table-cell>
          <table:table-cell office:value-type="float" office:value="269180817.69999999" table:style-name="ce14">
            <text:p>269.180.818<text:s/></text:p>
          </table:table-cell>
          <table:table-cell office:value-type="float" office:value="59042458.009999998" table:style-name="ce14">
            <text:p>59.042.458<text:s/></text:p>
          </table:table-cell>
          <table:table-cell office:value-type="float" office:value="1220968725.3399999" table:style-name="ce14">
            <text:p>1.220.968.725<text:s/></text:p>
          </table:table-cell>
          <table:table-cell office:value-type="float" office:value="4939670992.5299997" table:style-name="ce14">
            <text:p>4.939.670.993<text:s/></text:p>
          </table:table-cell>
          <table:table-cell office:value-type="float" office:value="85217686.170000002" table:style-name="ce14">
            <text:p>85.217.686<text:s/></text:p>
          </table:table-cell>
          <table:table-cell office:value-type="float" office:value="44764355.799999997" table:style-name="ce14">
            <text:p>44.764.356<text:s/></text:p>
          </table:table-cell>
          <table:table-cell office:value-type="float" office:value="16981494.379999999" table:style-name="ce14">
            <text:p>16.981.494<text:s/></text:p>
          </table:table-cell>
          <table:table-cell office:value-type="float" office:value="930732256.04999995" table:style-name="ce14">
            <text:p>930.732.256<text:s/></text:p>
          </table:table-cell>
          <table:table-cell office:value-type="float" office:value="518770255.69" table:style-name="ce14">
            <text:p>518.770.256<text:s/></text:p>
          </table:table-cell>
          <table:table-cell office:value-type="float" office:value="63280393.130000003" table:style-name="ce14">
            <text:p>63.280.393<text:s/></text:p>
          </table:table-cell>
          <table:table-cell office:value-type="float" office:value="13294112529.76" table:style-name="ce14">
            <text:p>13.294.112.530<text:s/></text:p>
          </table:table-cell>
          <table:table-cell office:value-type="float" office:value="30674990.449999999" table:style-name="ce14">
            <text:p>30.674.990<text:s/></text:p>
          </table:table-cell>
          <table:table-cell office:value-type="float" office:value="28180962701.329998" table:style-name="ce15">
            <text:p>28.180.962.7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665796.0800000001" table:style-name="ce14">
            <text:p>5.665.796<text:s/></text:p>
          </table:table-cell>
          <table:table-cell office:value-type="float" office:value="18126147.710000001" table:style-name="ce14">
            <text:p>18.126.148<text:s/></text:p>
          </table:table-cell>
          <table:table-cell office:value-type="float" office:value="20965065.050000001" table:style-name="ce14">
            <text:p>20.965.065<text:s/></text:p>
          </table:table-cell>
          <table:table-cell office:value-type="float" office:value="4662929.6399999997" table:style-name="ce14">
            <text:p>4.662.930<text:s/></text:p>
          </table:table-cell>
          <table:table-cell office:value-type="float" office:value="73615720.549999997" table:style-name="ce14">
            <text:p>73.615.721<text:s/></text:p>
          </table:table-cell>
          <table:table-cell office:value-type="float" office:value="45741392.469999999" table:style-name="ce14">
            <text:p>45.741.392<text:s/></text:p>
          </table:table-cell>
          <table:table-cell office:value-type="float" office:value="63268526.789999999" table:style-name="ce14">
            <text:p>63.268.527<text:s/></text:p>
          </table:table-cell>
          <table:table-cell office:value-type="float" office:value="36954467.659999996" table:style-name="ce14">
            <text:p>36.954.468<text:s/></text:p>
          </table:table-cell>
          <table:table-cell office:value-type="float" office:value="61833495.979999997" table:style-name="ce14">
            <text:p>61.833.496<text:s/></text:p>
          </table:table-cell>
          <table:table-cell office:value-type="float" office:value="27777667.149999999" table:style-name="ce14">
            <text:p>27.777.667<text:s/></text:p>
          </table:table-cell>
          <table:table-cell office:value-type="float" office:value="194603550.13999999" table:style-name="ce14">
            <text:p>194.603.550<text:s/></text:p>
          </table:table-cell>
          <table:table-cell office:value-type="float" office:value="38296478.549999997" table:style-name="ce14">
            <text:p>38.296.479<text:s/></text:p>
          </table:table-cell>
          <table:table-cell office:value-type="float" office:value="33414603.32" table:style-name="ce14">
            <text:p>33.414.603<text:s/></text:p>
          </table:table-cell>
          <table:table-cell office:value-type="float" office:value="35904185.609999999" table:style-name="ce14">
            <text:p>35.904.186<text:s/></text:p>
          </table:table-cell>
          <table:table-cell office:value-type="float" office:value="25317398.52" table:style-name="ce14">
            <text:p>25.317.399<text:s/></text:p>
          </table:table-cell>
          <table:table-cell office:value-type="float" office:value="64333163.390000001" table:style-name="ce14">
            <text:p>64.333.163<text:s/></text:p>
          </table:table-cell>
          <table:table-cell office:value-type="float" office:value="18456946.5" table:style-name="ce14">
            <text:p>18.456.947<text:s/></text:p>
          </table:table-cell>
          <table:table-cell office:value-type="float" office:value="143650607.78999999" table:style-name="ce14">
            <text:p>143.650.608<text:s/></text:p>
          </table:table-cell>
          <table:table-cell office:value-type="float" office:value="356006051.79000002" table:style-name="ce14">
            <text:p>356.006.052<text:s/></text:p>
          </table:table-cell>
          <table:table-cell office:value-type="float" office:value="24670597.34" table:style-name="ce14">
            <text:p>24.670.597<text:s/></text:p>
          </table:table-cell>
          <table:table-cell office:value-type="float" office:value="12826020.199999999" table:style-name="ce14">
            <text:p>12.826.020<text:s/></text:p>
          </table:table-cell>
          <table:table-cell office:value-type="float" office:value="4357316.47" table:style-name="ce14">
            <text:p>4.357.316<text:s/></text:p>
          </table:table-cell>
          <table:table-cell office:value-type="float" office:value="205057629.44999999" table:style-name="ce14">
            <text:p>205.057.629<text:s/></text:p>
          </table:table-cell>
          <table:table-cell office:value-type="float" office:value="80515724.969999999" table:style-name="ce14">
            <text:p>80.515.725<text:s/></text:p>
          </table:table-cell>
          <table:table-cell office:value-type="float" office:value="19516324.91" table:style-name="ce14">
            <text:p>19.516.325<text:s/></text:p>
          </table:table-cell>
          <table:table-cell office:value-type="float" office:value="838414188.13" table:style-name="ce14">
            <text:p>838.414.188<text:s/></text:p>
          </table:table-cell>
          <table:table-cell office:value-type="float" office:value="7820312.71" table:style-name="ce14">
            <text:p>7.820.313<text:s/></text:p>
          </table:table-cell>
          <table:table-cell office:value-type="float" office:value="2461772308.8700004" table:style-name="ce15">
            <text:p>2.461.772.3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018964.53" table:style-name="ce14">
            <text:p>4.018.965<text:s/></text:p>
          </table:table-cell>
          <table:table-cell office:value-type="float" office:value="13668634.75" table:style-name="ce14">
            <text:p>13.668.635<text:s/></text:p>
          </table:table-cell>
          <table:table-cell office:value-type="float" office:value="135859890.80000001" table:style-name="ce14">
            <text:p>135.859.891<text:s/></text:p>
          </table:table-cell>
          <table:table-cell office:value-type="float" office:value="2541899.77" table:style-name="ce14">
            <text:p>2.541.900<text:s/></text:p>
          </table:table-cell>
          <table:table-cell office:value-type="float" office:value="101205696.61" table:style-name="ce14">
            <text:p>101.205.697<text:s/></text:p>
          </table:table-cell>
          <table:table-cell office:value-type="float" office:value="93262243.739999995" table:style-name="ce14">
            <text:p>93.262.244<text:s/></text:p>
          </table:table-cell>
          <table:table-cell office:value-type="float" office:value="395926496.84999996" table:style-name="ce14">
            <text:p>395.926.497<text:s/></text:p>
          </table:table-cell>
          <table:table-cell office:value-type="float" office:value="92031528.5" table:style-name="ce14">
            <text:p>92.031.529<text:s/></text:p>
          </table:table-cell>
          <table:table-cell office:value-type="float" office:value="77184101" table:style-name="ce14">
            <text:p>77.184.101<text:s/></text:p>
          </table:table-cell>
          <table:table-cell office:value-type="float" office:value="24949072.469999999" table:style-name="ce14">
            <text:p>24.949.072<text:s/></text:p>
          </table:table-cell>
          <table:table-cell office:value-type="float" office:value="283901932.99000001" table:style-name="ce14">
            <text:p>283.901.933<text:s/></text:p>
          </table:table-cell>
          <table:table-cell office:value-type="float" office:value="39253891.710000001" table:style-name="ce14">
            <text:p>39.253.892<text:s/></text:p>
          </table:table-cell>
          <table:table-cell office:value-type="float" office:value="45966044.030000001" table:style-name="ce14">
            <text:p>45.966.044<text:s/></text:p>
          </table:table-cell>
          <table:table-cell office:value-type="float" office:value="58452905.780000001" table:style-name="ce14">
            <text:p>58.452.906<text:s/></text:p>
          </table:table-cell>
          <table:table-cell office:value-type="float" office:value="21820840.510000002" table:style-name="ce14">
            <text:p>21.820.841<text:s/></text:p>
          </table:table-cell>
          <table:table-cell office:value-type="float" office:value="87503654.109999999" table:style-name="ce14">
            <text:p>87.503.654<text:s/></text:p>
          </table:table-cell>
          <table:table-cell office:value-type="float" office:value="17281365.719999999" table:style-name="ce14">
            <text:p>17.281.366<text:s/></text:p>
          </table:table-cell>
          <table:table-cell office:value-type="float" office:value="324638183.69" table:style-name="ce14">
            <text:p>324.638.184<text:s/></text:p>
          </table:table-cell>
          <table:table-cell office:value-type="float" office:value="1098740394.6900001" table:style-name="ce14">
            <text:p>1.098.740.395<text:s/></text:p>
          </table:table-cell>
          <table:table-cell office:value-type="float" office:value="20689696.609999999" table:style-name="ce14">
            <text:p>20.689.697<text:s/></text:p>
          </table:table-cell>
          <table:table-cell office:value-type="float" office:value="14090305.66" table:style-name="ce14">
            <text:p>14.090.306<text:s/></text:p>
          </table:table-cell>
          <table:table-cell office:value-type="float" office:value="4899182.7699999996" table:style-name="ce14">
            <text:p>4.899.183<text:s/></text:p>
          </table:table-cell>
          <table:table-cell office:value-type="float" office:value="271577609.20999998" table:style-name="ce14">
            <text:p>271.577.609<text:s/></text:p>
          </table:table-cell>
          <table:table-cell office:value-type="float" office:value="206832851.75999999" table:style-name="ce14">
            <text:p>206.832.852<text:s/></text:p>
          </table:table-cell>
          <table:table-cell office:value-type="float" office:value="17077699.920000002" table:style-name="ce14">
            <text:p>17.077.700<text:s/></text:p>
          </table:table-cell>
          <table:table-cell office:value-type="float" office:value="2605847713.5100002" table:style-name="ce14">
            <text:p>2.605.847.714<text:s/></text:p>
          </table:table-cell>
          <table:table-cell office:value-type="float" office:value="12596861.140000001" table:style-name="ce14">
            <text:p>12.596.861<text:s/></text:p>
          </table:table-cell>
          <table:table-cell office:value-type="float" office:value="6071819662.8300009" table:style-name="ce15">
            <text:p>6.071.819.6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26058.7" table:style-name="ce14">
            <text:p>26.059<text:s/></text:p>
          </table:table-cell>
          <table:table-cell office:value-type="float" office:value="227321.34" table:style-name="ce14">
            <text:p>227.321<text:s/></text:p>
          </table:table-cell>
          <table:table-cell office:value-type="float" office:value="573.21" table:style-name="ce14">
            <text:p>573<text:s/></text:p>
          </table:table-cell>
          <table:table-cell office:value-type="float" office:value="1997861.41" table:style-name="ce14">
            <text:p>1.997.861<text:s/></text:p>
          </table:table-cell>
          <table:table-cell office:value-type="float" office:value="19877809.059999999" table:style-name="ce14">
            <text:p>19.877.809<text:s/></text:p>
          </table:table-cell>
          <table:table-cell office:value-type="float" office:value="37537039.399999999" table:style-name="ce14">
            <text:p>37.537.039<text:s/></text:p>
          </table:table-cell>
          <table:table-cell office:value-type="float" office:value="3430305.57" table:style-name="ce14">
            <text:p>3.430.306<text:s/></text:p>
          </table:table-cell>
          <table:table-cell office:value-type="float" office:value="198343.45" table:style-name="ce14">
            <text:p>198.34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323229.7199999997" table:style-name="ce14">
            <text:p>7.323.230<text:s/></text:p>
          </table:table-cell>
          <table:table-cell office:value-type="float" office:value="61745" table:style-name="ce14">
            <text:p>61.745<text:s/></text:p>
          </table:table-cell>
          <table:table-cell office:value-type="float" office:value="151680.95000000001" table:style-name="ce14">
            <text:p>151.681<text:s/></text:p>
          </table:table-cell>
          <table:table-cell office:value-type="float" office:value="18031533.75" table:style-name="ce14">
            <text:p>18.031.534<text:s/></text:p>
          </table:table-cell>
          <table:table-cell office:value-type="float" office:value="3719.45" table:style-name="ce14">
            <text:p>3.719<text:s/></text:p>
          </table:table-cell>
          <table:table-cell office:value-type="float" office:value="8324156.8899999997" table:style-name="ce14">
            <text:p>8.324.157<text:s/></text:p>
          </table:table-cell>
          <table:table-cell office:value-type="float" office:value="2524.3200000000002" table:style-name="ce14">
            <text:p>2.524<text:s/></text:p>
          </table:table-cell>
          <table:table-cell office:value-type="float" office:value="35003146.600000001" table:style-name="ce14">
            <text:p>35.003.147<text:s/></text:p>
          </table:table-cell>
          <table:table-cell office:value-type="float" office:value="191096655.65000001" table:style-name="ce14">
            <text:p>191.096.65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7.01" table:style-name="ce14">
            <text:p>42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839643.57" table:style-name="ce14">
            <text:p>31.839.644<text:s/></text:p>
          </table:table-cell>
          <table:table-cell office:value-type="float" office:value="986481.05" table:style-name="ce14">
            <text:p>986.481<text:s/></text:p>
          </table:table-cell>
          <table:table-cell office:value-type="float" office:value="2856257.76" table:style-name="ce14">
            <text:p>2.856.258<text:s/></text:p>
          </table:table-cell>
          <table:table-cell office:value-type="float" office:value="717880274.69000006" table:style-name="ce14">
            <text:p>717.880.275<text:s/></text:p>
          </table:table-cell>
          <table:table-cell office:value-type="float" office:value="3212.62" table:style-name="ce14">
            <text:p>3.213<text:s/></text:p>
          </table:table-cell>
          <table:table-cell office:value-type="float" office:value="1076860001.1700001" table:style-name="ce15">
            <text:p>1.076.860.0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018964.53" table:style-name="ce14">
            <text:p>4.018.965<text:s/></text:p>
          </table:table-cell>
          <table:table-cell office:value-type="float" office:value="13642576.050000001" table:style-name="ce14">
            <text:p>13.642.576<text:s/></text:p>
          </table:table-cell>
          <table:table-cell office:value-type="float" office:value="135632569.46000001" table:style-name="ce14">
            <text:p>135.632.569<text:s/></text:p>
          </table:table-cell>
          <table:table-cell office:value-type="float" office:value="2541326.56" table:style-name="ce14">
            <text:p>2.541.327<text:s/></text:p>
          </table:table-cell>
          <table:table-cell office:value-type="float" office:value="99207835.199999988" table:style-name="ce14">
            <text:p>99.207.835<text:s/></text:p>
          </table:table-cell>
          <table:table-cell office:value-type="float" office:value="73384434.680000007" table:style-name="ce14">
            <text:p>73.384.435<text:s/></text:p>
          </table:table-cell>
          <table:table-cell office:value-type="float" office:value="358389457.45000005" table:style-name="ce14">
            <text:p>358.389.457<text:s/></text:p>
          </table:table-cell>
          <table:table-cell office:value-type="float" office:value="88601222.929999992" table:style-name="ce14">
            <text:p>88.601.223<text:s/></text:p>
          </table:table-cell>
          <table:table-cell office:value-type="float" office:value="76985757.550000012" table:style-name="ce14">
            <text:p>76.985.758<text:s/></text:p>
          </table:table-cell>
          <table:table-cell office:value-type="float" office:value="24949072.469999999" table:style-name="ce14">
            <text:p>24.949.072<text:s/></text:p>
          </table:table-cell>
          <table:table-cell office:value-type="float" office:value="276578703.26999998" table:style-name="ce14">
            <text:p>276.578.703<text:s/></text:p>
          </table:table-cell>
          <table:table-cell office:value-type="float" office:value="39192146.710000001" table:style-name="ce14">
            <text:p>39.192.147<text:s/></text:p>
          </table:table-cell>
          <table:table-cell office:value-type="float" office:value="45814363.079999998" table:style-name="ce14">
            <text:p>45.814.363<text:s/></text:p>
          </table:table-cell>
          <table:table-cell office:value-type="float" office:value="40421372.030000001" table:style-name="ce14">
            <text:p>40.421.372<text:s/></text:p>
          </table:table-cell>
          <table:table-cell office:value-type="float" office:value="21817121.059999999" table:style-name="ce14">
            <text:p>21.817.121<text:s/></text:p>
          </table:table-cell>
          <table:table-cell office:value-type="float" office:value="79179497.219999999" table:style-name="ce14">
            <text:p>79.179.497<text:s/></text:p>
          </table:table-cell>
          <table:table-cell office:value-type="float" office:value="17278841.400000002" table:style-name="ce14">
            <text:p>17.278.841<text:s/></text:p>
          </table:table-cell>
          <table:table-cell office:value-type="float" office:value="289635037.09000003" table:style-name="ce14">
            <text:p>289.635.037<text:s/></text:p>
          </table:table-cell>
          <table:table-cell office:value-type="float" office:value="907643739.04000008" table:style-name="ce14">
            <text:p>907.643.739<text:s/></text:p>
          </table:table-cell>
          <table:table-cell office:value-type="float" office:value="20689696.610000003" table:style-name="ce14">
            <text:p>20.689.697<text:s/></text:p>
          </table:table-cell>
          <table:table-cell office:value-type="float" office:value="14089878.65" table:style-name="ce14">
            <text:p>14.089.879<text:s/></text:p>
          </table:table-cell>
          <table:table-cell office:value-type="float" office:value="4899182.7699999996" table:style-name="ce14">
            <text:p>4.899.183<text:s/></text:p>
          </table:table-cell>
          <table:table-cell office:value-type="float" office:value="239737965.63999999" table:style-name="ce14">
            <text:p>239.737.966<text:s/></text:p>
          </table:table-cell>
          <table:table-cell office:value-type="float" office:value="205846370.71000001" table:style-name="ce14">
            <text:p>205.846.371<text:s/></text:p>
          </table:table-cell>
          <table:table-cell office:value-type="float" office:value="14221442.16" table:style-name="ce14">
            <text:p>14.221.442<text:s/></text:p>
          </table:table-cell>
          <table:table-cell office:value-type="float" office:value="1887967438.8200002" table:style-name="ce14">
            <text:p>1.887.967.439<text:s/></text:p>
          </table:table-cell>
          <table:table-cell office:value-type="float" office:value="12593648.520000001" table:style-name="ce14">
            <text:p>12.593.649<text:s/></text:p>
          </table:table-cell>
          <table:table-cell office:value-type="float" office:value="4994959661.6600008" table:style-name="ce15">
            <text:p>4.994.959.6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764550.7599999998" table:style-name="ce14">
            <text:p>6.764.551<text:s/></text:p>
          </table:table-cell>
          <table:table-cell office:value-type="float" office:value="24240502.640000001" table:style-name="ce14">
            <text:p>24.240.503<text:s/></text:p>
          </table:table-cell>
          <table:table-cell office:value-type="float" office:value="87657019.189999998" table:style-name="ce14">
            <text:p>87.657.019<text:s/></text:p>
          </table:table-cell>
          <table:table-cell office:value-type="float" office:value="3504839.61" table:style-name="ce14">
            <text:p>3.504.840<text:s/></text:p>
          </table:table-cell>
          <table:table-cell office:value-type="float" office:value="142480990.09" table:style-name="ce14">
            <text:p>142.480.990<text:s/></text:p>
          </table:table-cell>
          <table:table-cell office:value-type="float" office:value="151404868.30000001" table:style-name="ce14">
            <text:p>151.404.868<text:s/></text:p>
          </table:table-cell>
          <table:table-cell office:value-type="float" office:value="3261330480.96" table:style-name="ce14">
            <text:p>3.261.330.481<text:s/></text:p>
          </table:table-cell>
          <table:table-cell office:value-type="float" office:value="99000828.909999996" table:style-name="ce14">
            <text:p>99.000.829<text:s/></text:p>
          </table:table-cell>
          <table:table-cell office:value-type="float" office:value="101478090.56" table:style-name="ce14">
            <text:p>101.478.091<text:s/></text:p>
          </table:table-cell>
          <table:table-cell office:value-type="float" office:value="30118862.300000001" table:style-name="ce14">
            <text:p>30.118.862<text:s/></text:p>
          </table:table-cell>
          <table:table-cell office:value-type="float" office:value="487810221.56" table:style-name="ce14">
            <text:p>487.810.222<text:s/></text:p>
          </table:table-cell>
          <table:table-cell office:value-type="float" office:value="43916687.82" table:style-name="ce14">
            <text:p>43.916.688<text:s/></text:p>
          </table:table-cell>
          <table:table-cell office:value-type="float" office:value="68690808.079999998" table:style-name="ce14">
            <text:p>68.690.808<text:s/></text:p>
          </table:table-cell>
          <table:table-cell office:value-type="float" office:value="65467732.68" table:style-name="ce14">
            <text:p>65.467.733<text:s/></text:p>
          </table:table-cell>
          <table:table-cell office:value-type="float" office:value="57507693.600000001" table:style-name="ce14">
            <text:p>57.507.694<text:s/></text:p>
          </table:table-cell>
          <table:table-cell office:value-type="float" office:value="117344000.2" table:style-name="ce14">
            <text:p>117.344.000<text:s/></text:p>
          </table:table-cell>
          <table:table-cell office:value-type="float" office:value="23304145.789999999" table:style-name="ce14">
            <text:p>23.304.146<text:s/></text:p>
          </table:table-cell>
          <table:table-cell office:value-type="float" office:value="752679933.86000001" table:style-name="ce14">
            <text:p>752.679.934<text:s/></text:p>
          </table:table-cell>
          <table:table-cell office:value-type="float" office:value="3484924546.0500002" table:style-name="ce14">
            <text:p>3.484.924.546<text:s/></text:p>
          </table:table-cell>
          <table:table-cell office:value-type="float" office:value="39857392.219999999" table:style-name="ce14">
            <text:p>39.857.392<text:s/></text:p>
          </table:table-cell>
          <table:table-cell office:value-type="float" office:value="17848029.940000001" table:style-name="ce14">
            <text:p>17.848.030<text:s/></text:p>
          </table:table-cell>
          <table:table-cell office:value-type="float" office:value="7724995.1399999997" table:style-name="ce14">
            <text:p>7.724.995<text:s/></text:p>
          </table:table-cell>
          <table:table-cell office:value-type="float" office:value="454097017.38999999" table:style-name="ce14">
            <text:p>454.097.017<text:s/></text:p>
          </table:table-cell>
          <table:table-cell office:value-type="float" office:value="231421678.96000001" table:style-name="ce14">
            <text:p>231.421.679<text:s/></text:p>
          </table:table-cell>
          <table:table-cell office:value-type="float" office:value="26686368.300000001" table:style-name="ce14">
            <text:p>26.686.368<text:s/></text:p>
          </table:table-cell>
          <table:table-cell office:value-type="float" office:value="9849850628.1200008" table:style-name="ce14">
            <text:p>9.849.850.628<text:s/></text:p>
          </table:table-cell>
          <table:table-cell office:value-type="float" office:value="10257816.6" table:style-name="ce14">
            <text:p>10.257.817<text:s/></text:p>
          </table:table-cell>
          <table:table-cell office:value-type="float" office:value="19647370729.629997" table:style-name="ce15">
            <text:p>19.647.370.7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5585858.7300000004" table:style-name="ce14">
            <text:p>5.585.859<text:s/></text:p>
          </table:table-cell>
          <table:table-cell office:value-type="float" office:value="21462243.48" table:style-name="ce14">
            <text:p>21.462.243<text:s/></text:p>
          </table:table-cell>
          <table:table-cell office:value-type="float" office:value="58213713.350000001" table:style-name="ce14">
            <text:p>58.213.713<text:s/></text:p>
          </table:table-cell>
          <table:table-cell office:value-type="float" office:value="3161650.53" table:style-name="ce14">
            <text:p>3.161.651<text:s/></text:p>
          </table:table-cell>
          <table:table-cell office:value-type="float" office:value="107723860.88" table:style-name="ce14">
            <text:p>107.723.861<text:s/></text:p>
          </table:table-cell>
          <table:table-cell office:value-type="float" office:value="101396210.56" table:style-name="ce14">
            <text:p>101.396.211<text:s/></text:p>
          </table:table-cell>
          <table:table-cell office:value-type="float" office:value="2061074752.2700002" table:style-name="ce14">
            <text:p>2.061.074.752<text:s/></text:p>
          </table:table-cell>
          <table:table-cell office:value-type="float" office:value="67215519.060000002" table:style-name="ce14">
            <text:p>67.215.519<text:s/></text:p>
          </table:table-cell>
          <table:table-cell office:value-type="float" office:value="81046778.400000006" table:style-name="ce14">
            <text:p>81.046.778<text:s/></text:p>
          </table:table-cell>
          <table:table-cell office:value-type="float" office:value="25530590.949999999" table:style-name="ce14">
            <text:p>25.530.591<text:s/></text:p>
          </table:table-cell>
          <table:table-cell office:value-type="float" office:value="356019618.24000001" table:style-name="ce14">
            <text:p>356.019.618<text:s/></text:p>
          </table:table-cell>
          <table:table-cell office:value-type="float" office:value="32168269.719999999" table:style-name="ce14">
            <text:p>32.168.270<text:s/></text:p>
          </table:table-cell>
          <table:table-cell office:value-type="float" office:value="48814719.210000001" table:style-name="ce14">
            <text:p>48.814.719<text:s/></text:p>
          </table:table-cell>
          <table:table-cell office:value-type="float" office:value="54934421.149999999" table:style-name="ce14">
            <text:p>54.934.421<text:s/></text:p>
          </table:table-cell>
          <table:table-cell office:value-type="float" office:value="50714741.710000001" table:style-name="ce14">
            <text:p>50.714.742<text:s/></text:p>
          </table:table-cell>
          <table:table-cell office:value-type="float" office:value="95098847.189999998" table:style-name="ce14">
            <text:p>95.098.847<text:s/></text:p>
          </table:table-cell>
          <table:table-cell office:value-type="float" office:value="20585762.84" table:style-name="ce14">
            <text:p>20.585.763<text:s/></text:p>
          </table:table-cell>
          <table:table-cell office:value-type="float" office:value="269363342.41000003" table:style-name="ce14">
            <text:p>269.363.342<text:s/></text:p>
          </table:table-cell>
          <table:table-cell office:value-type="float" office:value="972784087.91999996" table:style-name="ce14">
            <text:p>972.784.088<text:s/></text:p>
          </table:table-cell>
          <table:table-cell office:value-type="float" office:value="33460849.960000001" table:style-name="ce14">
            <text:p>33.460.850<text:s/></text:p>
          </table:table-cell>
          <table:table-cell office:value-type="float" office:value="15158373.49" table:style-name="ce14">
            <text:p>15.158.373<text:s/></text:p>
          </table:table-cell>
          <table:table-cell office:value-type="float" office:value="7227347.5999999996" table:style-name="ce14">
            <text:p>7.227.348<text:s/></text:p>
          </table:table-cell>
          <table:table-cell office:value-type="float" office:value="292694394.25999999" table:style-name="ce14">
            <text:p>292.694.394<text:s/></text:p>
          </table:table-cell>
          <table:table-cell office:value-type="float" office:value="164303292.86000001" table:style-name="ce14">
            <text:p>164.303.293<text:s/></text:p>
          </table:table-cell>
          <table:table-cell office:value-type="float" office:value="22254607.890000001" table:style-name="ce14">
            <text:p>22.254.608<text:s/></text:p>
          </table:table-cell>
          <table:table-cell office:value-type="float" office:value="2485020741.3800001" table:style-name="ce14">
            <text:p>2.485.020.741<text:s/></text:p>
          </table:table-cell>
          <table:table-cell office:value-type="float" office:value="8613456.0999999996" table:style-name="ce14">
            <text:p>8.613.456<text:s/></text:p>
          </table:table-cell>
          <table:table-cell office:value-type="float" office:value="7461628052.1400003" table:style-name="ce15">
            <text:p>7.461.628.0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969044.08" table:style-name="ce14">
            <text:p>969.044<text:s/></text:p>
          </table:table-cell>
          <table:table-cell office:value-type="float" office:value="1123548.28" table:style-name="ce14">
            <text:p>1.123.548<text:s/></text:p>
          </table:table-cell>
          <table:table-cell office:value-type="float" office:value="4270011.43" table:style-name="ce14">
            <text:p>4.270.011<text:s/></text:p>
          </table:table-cell>
          <table:table-cell office:value-type="float" office:value="87094.32" table:style-name="ce14">
            <text:p>87.094<text:s/></text:p>
          </table:table-cell>
          <table:table-cell office:value-type="float" office:value="11602797.15" table:style-name="ce14">
            <text:p>11.602.797<text:s/></text:p>
          </table:table-cell>
          <table:table-cell office:value-type="float" office:value="31881959.809999999" table:style-name="ce14">
            <text:p>31.881.960<text:s/></text:p>
          </table:table-cell>
          <table:table-cell office:value-type="float" office:value="911189056.57000005" table:style-name="ce14">
            <text:p>911.189.057<text:s/></text:p>
          </table:table-cell>
          <table:table-cell office:value-type="float" office:value="13443514.029999999" table:style-name="ce14">
            <text:p>13.443.514<text:s/></text:p>
          </table:table-cell>
          <table:table-cell office:value-type="float" office:value="8769573.5099999998" table:style-name="ce14">
            <text:p>8.769.574<text:s/></text:p>
          </table:table-cell>
          <table:table-cell office:value-type="float" office:value="1109277.19" table:style-name="ce14">
            <text:p>1.109.277<text:s/></text:p>
          </table:table-cell>
          <table:table-cell office:value-type="float" office:value="59444255.82" table:style-name="ce14">
            <text:p>59.444.256<text:s/></text:p>
          </table:table-cell>
          <table:table-cell office:value-type="float" office:value="3936948.27" table:style-name="ce14">
            <text:p>3.936.948<text:s/></text:p>
          </table:table-cell>
          <table:table-cell office:value-type="float" office:value="6663479.5599999996" table:style-name="ce14">
            <text:p>6.663.480<text:s/></text:p>
          </table:table-cell>
          <table:table-cell office:value-type="float" office:value="4893651.33" table:style-name="ce14">
            <text:p>4.893.651<text:s/></text:p>
          </table:table-cell>
          <table:table-cell office:value-type="float" office:value="1713730.6" table:style-name="ce14">
            <text:p>1.713.731<text:s/></text:p>
          </table:table-cell>
          <table:table-cell office:value-type="float" office:value="8168905.9299999997" table:style-name="ce14">
            <text:p>8.168.906<text:s/></text:p>
          </table:table-cell>
          <table:table-cell office:value-type="float" office:value="542618.68000000005" table:style-name="ce14">
            <text:p>542.619<text:s/></text:p>
          </table:table-cell>
          <table:table-cell office:value-type="float" office:value="412521484.33999997" table:style-name="ce14">
            <text:p>412.521.484<text:s/></text:p>
          </table:table-cell>
          <table:table-cell office:value-type="float" office:value="1956804421.5" table:style-name="ce14">
            <text:p>1.956.804.422<text:s/></text:p>
          </table:table-cell>
          <table:table-cell office:value-type="float" office:value="1293159.6499999999" table:style-name="ce14">
            <text:p>1.293.160<text:s/></text:p>
          </table:table-cell>
          <table:table-cell office:value-type="float" office:value="1867218.31" table:style-name="ce14">
            <text:p>1.867.218<text:s/></text:p>
          </table:table-cell>
          <table:table-cell office:value-type="float" office:value="132667.01" table:style-name="ce14">
            <text:p>132.667<text:s/></text:p>
          </table:table-cell>
          <table:table-cell office:value-type="float" office:value="110431436.88" table:style-name="ce14">
            <text:p>110.431.437<text:s/></text:p>
          </table:table-cell>
          <table:table-cell office:value-type="float" office:value="38625165" table:style-name="ce14">
            <text:p>38.625.165<text:s/></text:p>
          </table:table-cell>
          <table:table-cell office:value-type="float" office:value="2314833.56" table:style-name="ce14">
            <text:p>2.314.834<text:s/></text:p>
          </table:table-cell>
          <table:table-cell office:value-type="float" office:value="6001299731.75" table:style-name="ce14">
            <text:p>6.001.299.732<text:s/></text:p>
          </table:table-cell>
          <table:table-cell office:value-type="float" office:value="495036.44" table:style-name="ce14">
            <text:p>495.036<text:s/></text:p>
          </table:table-cell>
          <table:table-cell office:value-type="float" office:value="9595594621.0000019" table:style-name="ce15">
            <text:p>9.595.594.6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4752.63" table:style-name="ce14">
            <text:p>4.753<text:s/></text:p>
          </table:table-cell>
          <table:table-cell office:value-type="float" office:value="513726.04" table:style-name="ce14">
            <text:p>513.726<text:s/></text:p>
          </table:table-cell>
          <table:table-cell office:value-type="float" office:value="20731527.370000001" table:style-name="ce14">
            <text:p>20.731.527<text:s/></text:p>
          </table:table-cell>
          <table:table-cell office:value-type="float" office:value="75747.14" table:style-name="ce14">
            <text:p>75.747<text:s/></text:p>
          </table:table-cell>
          <table:table-cell office:value-type="float" office:value="10522597.15" table:style-name="ce14">
            <text:p>10.522.597<text:s/></text:p>
          </table:table-cell>
          <table:table-cell office:value-type="float" office:value="10022346.970000001" table:style-name="ce14">
            <text:p>10.022.347<text:s/></text:p>
          </table:table-cell>
          <table:table-cell office:value-type="float" office:value="169913047.75999999" table:style-name="ce14">
            <text:p>169.913.048<text:s/></text:p>
          </table:table-cell>
          <table:table-cell office:value-type="float" office:value="11601873.869999999" table:style-name="ce14">
            <text:p>11.601.874<text:s/></text:p>
          </table:table-cell>
          <table:table-cell office:value-type="float" office:value="5873240.6399999997" table:style-name="ce14">
            <text:p>5.873.241<text:s/></text:p>
          </table:table-cell>
          <table:table-cell office:value-type="float" office:value="1048622.53" table:style-name="ce14">
            <text:p>1.048.623<text:s/></text:p>
          </table:table-cell>
          <table:table-cell office:value-type="float" office:value="36423062.049999997" table:style-name="ce14">
            <text:p>36.423.062<text:s/></text:p>
          </table:table-cell>
          <table:table-cell office:value-type="float" office:value="3835413.04" table:style-name="ce14">
            <text:p>3.835.413<text:s/></text:p>
          </table:table-cell>
          <table:table-cell office:value-type="float" office:value="2999124.59" table:style-name="ce14">
            <text:p>2.999.125<text:s/></text:p>
          </table:table-cell>
          <table:table-cell office:value-type="float" office:value="2189952.52" table:style-name="ce14">
            <text:p>2.189.953<text:s/></text:p>
          </table:table-cell>
          <table:table-cell office:value-type="float" office:value="764724.94" table:style-name="ce14">
            <text:p>764.725<text:s/></text:p>
          </table:table-cell>
          <table:table-cell office:value-type="float" office:value="6061976.5099999998" table:style-name="ce14">
            <text:p>6.061.977<text:s/></text:p>
          </table:table-cell>
          <table:table-cell office:value-type="float" office:value="849990.2" table:style-name="ce14">
            <text:p>849.990<text:s/></text:p>
          </table:table-cell>
          <table:table-cell office:value-type="float" office:value="45077281.060000002" table:style-name="ce14">
            <text:p>45.077.281<text:s/></text:p>
          </table:table-cell>
          <table:table-cell office:value-type="float" office:value="468169571.44999999" table:style-name="ce14">
            <text:p>468.169.571<text:s/></text:p>
          </table:table-cell>
          <table:table-cell office:value-type="float" office:value="3212042.97" table:style-name="ce14">
            <text:p>3.212.043<text:s/></text:p>
          </table:table-cell>
          <table:table-cell office:value-type="float" office:value="276341.24" table:style-name="ce14">
            <text:p>276.341<text:s/></text:p>
          </table:table-cell>
          <table:table-cell office:value-type="float" office:value="1781.97" table:style-name="ce14">
            <text:p>1.782<text:s/></text:p>
          </table:table-cell>
          <table:table-cell office:value-type="float" office:value="16784441.280000001" table:style-name="ce14">
            <text:p>16.784.441<text:s/></text:p>
          </table:table-cell>
          <table:table-cell office:value-type="float" office:value="13027465.449999999" table:style-name="ce14">
            <text:p>13.027.465<text:s/></text:p>
          </table:table-cell>
          <table:table-cell office:value-type="float" office:value="198690.42" table:style-name="ce14">
            <text:p>198.690<text:s/></text:p>
          </table:table-cell>
          <table:table-cell office:value-type="float" office:value="951506523.89999998" table:style-name="ce14">
            <text:p>951.506.524<text:s/></text:p>
          </table:table-cell>
          <table:table-cell office:value-type="float" office:value="471828.64" table:style-name="ce14">
            <text:p>471.829<text:s/></text:p>
          </table:table-cell>
          <table:table-cell office:value-type="float" office:value="1782157694.3300002" table:style-name="ce15">
            <text:p>1.782.157.6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04895.32" table:style-name="ce14">
            <text:p>204.895<text:s/></text:p>
          </table:table-cell>
          <table:table-cell office:value-type="float" office:value="1140984.8400000001" table:style-name="ce14">
            <text:p>1.140.985<text:s/></text:p>
          </table:table-cell>
          <table:table-cell office:value-type="float" office:value="4441767.04" table:style-name="ce14">
            <text:p>4.441.767<text:s/></text:p>
          </table:table-cell>
          <table:table-cell office:value-type="float" office:value="180347.62000000002" table:style-name="ce14">
            <text:p>180.348<text:s/></text:p>
          </table:table-cell>
          <table:table-cell office:value-type="float" office:value="12631734.91" table:style-name="ce14">
            <text:p>12.631.735<text:s/></text:p>
          </table:table-cell>
          <table:table-cell office:value-type="float" office:value="8104350.96" table:style-name="ce14">
            <text:p>8.104.351<text:s/></text:p>
          </table:table-cell>
          <table:table-cell office:value-type="float" office:value="119153624.36" table:style-name="ce14">
            <text:p>119.153.624<text:s/></text:p>
          </table:table-cell>
          <table:table-cell office:value-type="float" office:value="6739921.9499999993" table:style-name="ce14">
            <text:p>6.739.922<text:s/></text:p>
          </table:table-cell>
          <table:table-cell office:value-type="float" office:value="5788498.0099999998" table:style-name="ce14">
            <text:p>5.788.498<text:s/></text:p>
          </table:table-cell>
          <table:table-cell office:value-type="float" office:value="2430371.63" table:style-name="ce14">
            <text:p>2.430.372<text:s/></text:p>
          </table:table-cell>
          <table:table-cell office:value-type="float" office:value="35923285.450000003" table:style-name="ce14">
            <text:p>35.923.285<text:s/></text:p>
          </table:table-cell>
          <table:table-cell office:value-type="float" office:value="3976056.79" table:style-name="ce14">
            <text:p>3.976.057<text:s/></text:p>
          </table:table-cell>
          <table:table-cell office:value-type="float" office:value="10213484.720000001" table:style-name="ce14">
            <text:p>10.213.485<text:s/></text:p>
          </table:table-cell>
          <table:table-cell office:value-type="float" office:value="3449707.6799999997" table:style-name="ce14">
            <text:p>3.449.708<text:s/></text:p>
          </table:table-cell>
          <table:table-cell office:value-type="float" office:value="4314496.3499999996" table:style-name="ce14">
            <text:p>4.314.496<text:s/></text:p>
          </table:table-cell>
          <table:table-cell office:value-type="float" office:value="8014270.5700000003" table:style-name="ce14">
            <text:p>8.014.271<text:s/></text:p>
          </table:table-cell>
          <table:table-cell office:value-type="float" office:value="1325774.07" table:style-name="ce14">
            <text:p>1.325.774<text:s/></text:p>
          </table:table-cell>
          <table:table-cell office:value-type="float" office:value="25717826.049999997" table:style-name="ce14">
            <text:p>25.717.826<text:s/></text:p>
          </table:table-cell>
          <table:table-cell office:value-type="float" office:value="87166465.179999992" table:style-name="ce14">
            <text:p>87.166.465<text:s/></text:p>
          </table:table-cell>
          <table:table-cell office:value-type="float" office:value="1891339.6400000001" table:style-name="ce14">
            <text:p>1.891.340<text:s/></text:p>
          </table:table-cell>
          <table:table-cell office:value-type="float" office:value="546096.9" table:style-name="ce14">
            <text:p>546.097<text:s/></text:p>
          </table:table-cell>
          <table:table-cell office:value-type="float" office:value="363198.56" table:style-name="ce14">
            <text:p>363.199<text:s/></text:p>
          </table:table-cell>
          <table:table-cell office:value-type="float" office:value="34186744.969999999" table:style-name="ce14">
            <text:p>34.186.745<text:s/></text:p>
          </table:table-cell>
          <table:table-cell office:value-type="float" office:value="15465755.65" table:style-name="ce14">
            <text:p>15.465.756<text:s/></text:p>
          </table:table-cell>
          <table:table-cell office:value-type="float" office:value="1918236.43" table:style-name="ce14">
            <text:p>1.918.236<text:s/></text:p>
          </table:table-cell>
          <table:table-cell office:value-type="float" office:value="412023631.09000003" table:style-name="ce14">
            <text:p>412.023.631<text:s/></text:p>
          </table:table-cell>
          <table:table-cell office:value-type="float" office:value="677495.42" table:style-name="ce14">
            <text:p>677.495<text:s/></text:p>
          </table:table-cell>
          <table:table-cell office:value-type="float" office:value="807990362.15999997" table:style-name="ce15">
            <text:p>807.990.3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100698.46" table:style-name="ce14">
            <text:p>100.698<text:s/></text:p>
          </table:table-cell>
          <table:table-cell office:value-type="float" office:value="260952.68" table:style-name="ce14">
            <text:p>260.953<text:s/></text:p>
          </table:table-cell>
          <table:table-cell office:value-type="float" office:value="2651840.8199999998" table:style-name="ce14">
            <text:p>2.651.841<text:s/></text:p>
          </table:table-cell>
          <table:table-cell office:value-type="float" office:value="53203.27" table:style-name="ce14">
            <text:p>53.203<text:s/></text:p>
          </table:table-cell>
          <table:table-cell office:value-type="float" office:value="5389593.6200000001" table:style-name="ce14">
            <text:p>5.389.594<text:s/></text:p>
          </table:table-cell>
          <table:table-cell office:value-type="float" office:value="5472720.8200000003" table:style-name="ce14">
            <text:p>5.472.721<text:s/></text:p>
          </table:table-cell>
          <table:table-cell office:value-type="float" office:value="558779167.90999997" table:style-name="ce14">
            <text:p>558.779.168<text:s/></text:p>
          </table:table-cell>
          <table:table-cell office:value-type="float" office:value="9646771.6099999994" table:style-name="ce14">
            <text:p>9.646.772<text:s/></text:p>
          </table:table-cell>
          <table:table-cell office:value-type="float" office:value="3705615.19" table:style-name="ce14">
            <text:p>3.705.615<text:s/></text:p>
          </table:table-cell>
          <table:table-cell office:value-type="float" office:value="261503.86" table:style-name="ce14">
            <text:p>261.504<text:s/></text:p>
          </table:table-cell>
          <table:table-cell office:value-type="float" office:value="56022780.520000003" table:style-name="ce14">
            <text:p>56.022.781<text:s/></text:p>
          </table:table-cell>
          <table:table-cell office:value-type="float" office:value="1433340.29" table:style-name="ce14">
            <text:p>1.433.340<text:s/></text:p>
          </table:table-cell>
          <table:table-cell office:value-type="float" office:value="5133338.0999999996" table:style-name="ce14">
            <text:p>5.133.338<text:s/></text:p>
          </table:table-cell>
          <table:table-cell office:value-type="float" office:value="10974210.640000001" table:style-name="ce14">
            <text:p>10.974.211<text:s/></text:p>
          </table:table-cell>
          <table:table-cell office:value-type="float" office:value="586723.43000000005" table:style-name="ce14">
            <text:p>586.723<text:s/></text:p>
          </table:table-cell>
          <table:table-cell office:value-type="float" office:value="10121563.25" table:style-name="ce14">
            <text:p>10.121.563<text:s/></text:p>
          </table:table-cell>
          <table:table-cell office:value-type="float" office:value="87750.58" table:style-name="ce14">
            <text:p>87.751<text:s/></text:p>
          </table:table-cell>
          <table:table-cell office:value-type="float" office:value="113778877.84999999" table:style-name="ce14">
            <text:p>113.778.878<text:s/></text:p>
          </table:table-cell>
          <table:table-cell office:value-type="float" office:value="146805952.03999999" table:style-name="ce14">
            <text:p>146.805.952<text:s/></text:p>
          </table:table-cell>
          <table:table-cell office:value-type="float" office:value="757200.98" table:style-name="ce14">
            <text:p>757.201<text:s/></text:p>
          </table:table-cell>
          <table:table-cell office:value-type="float" office:value="1968545.45" table:style-name="ce14">
            <text:p>1.968.545<text:s/></text:p>
          </table:table-cell>
          <table:table-cell office:value-type="float" office:value="14510.52" table:style-name="ce14">
            <text:p>14.511<text:s/></text:p>
          </table:table-cell>
          <table:table-cell office:value-type="float" office:value="58681023.280000001" table:style-name="ce14">
            <text:p>58.681.023<text:s/></text:p>
          </table:table-cell>
          <table:table-cell office:value-type="float" office:value="11650858.93" table:style-name="ce14">
            <text:p>11.650.859<text:s/></text:p>
          </table:table-cell>
          <table:table-cell office:value-type="float" office:value="3412818.05" table:style-name="ce14">
            <text:p>3.412.818<text:s/></text:p>
          </table:table-cell>
          <table:table-cell office:value-type="float" office:value="1721441920.3" table:style-name="ce14">
            <text:p>1.721.441.920<text:s/></text:p>
          </table:table-cell>
          <table:table-cell office:value-type="float" office:value="262645.46999999997" table:style-name="ce14">
            <text:p>262.645<text:s/></text:p>
          </table:table-cell>
          <table:table-cell office:value-type="float" office:value="2729456127.9199996" table:style-name="ce15">
            <text:p>2.729.456.1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0791.27" table:style-name="ce14">
            <text:p>20.791<text:s/></text:p>
          </table:table-cell>
          <table:table-cell office:value-type="float" office:value="90733.27" table:style-name="ce14">
            <text:p>90.733<text:s/></text:p>
          </table:table-cell>
          <table:table-cell office:value-type="float" office:value="77102.850000000006" table:style-name="ce14">
            <text:p>77.103<text:s/></text:p>
          </table:table-cell>
          <table:table-cell office:value-type="float" office:value="18065.87" table:style-name="ce14">
            <text:p>18.066<text:s/></text:p>
          </table:table-cell>
          <table:table-cell office:value-type="float" office:value="877425.35" table:style-name="ce14">
            <text:p>877.425<text:s/></text:p>
          </table:table-cell>
          <table:table-cell office:value-type="float" office:value="86262.45" table:style-name="ce14">
            <text:p>86.262<text:s/></text:p>
          </table:table-cell>
          <table:table-cell office:value-type="float" office:value="48075.94" table:style-name="ce14">
            <text:p>48.076<text:s/></text:p>
          </table:table-cell>
          <table:table-cell office:value-type="float" office:value="75391.210000000006" table:style-name="ce14">
            <text:p>75.391<text:s/></text:p>
          </table:table-cell>
          <table:table-cell office:value-type="float" office:value="1044369.81" table:style-name="ce14">
            <text:p>1.044.370<text:s/></text:p>
          </table:table-cell>
          <table:table-cell office:value-type="float" office:value="116110.62" table:style-name="ce14">
            <text:p>116.111<text:s/></text:p>
          </table:table-cell>
          <table:table-cell office:value-type="float" office:value="1789282.24" table:style-name="ce14">
            <text:p>1.789.282<text:s/></text:p>
          </table:table-cell>
          <table:table-cell office:value-type="float" office:value="2470483.96" table:style-name="ce14">
            <text:p>2.470.484<text:s/></text:p>
          </table:table-cell>
          <table:table-cell office:value-type="float" office:value="2105241.9300000002" table:style-name="ce14">
            <text:p>2.105.242<text:s/></text:p>
          </table:table-cell>
          <table:table-cell office:value-type="float" office:value="423301.88" table:style-name="ce14">
            <text:p>423.302<text:s/></text:p>
          </table:table-cell>
          <table:table-cell office:value-type="float" office:value="41374.089999999997" table:style-name="ce14">
            <text:p>41.374<text:s/></text:p>
          </table:table-cell>
          <table:table-cell office:value-type="float" office:value="99246.28" table:style-name="ce14">
            <text:p>99.246<text:s/></text:p>
          </table:table-cell>
          <table:table-cell office:value-type="float" office:value="469000.55" table:style-name="ce14">
            <text:p>469.001<text:s/></text:p>
          </table:table-cell>
          <table:table-cell office:value-type="float" office:value="839236.02" table:style-name="ce14">
            <text:p>839.236<text:s/></text:p>
          </table:table-cell>
          <table:table-cell office:value-type="float" office:value="233490.05" table:style-name="ce14">
            <text:p>233.490<text:s/></text:p>
          </table:table-cell>
          <table:table-cell office:value-type="float" office:value="36316.660000000003" table:style-name="ce14">
            <text:p>36.317<text:s/></text:p>
          </table:table-cell>
          <table:table-cell office:value-type="float" office:value="65685.94" table:style-name="ce14">
            <text:p>65.686<text:s/></text:p>
          </table:table-cell>
          <table:table-cell office:value-type="float" office:value="98052.42" table:style-name="ce14">
            <text:p>98.052<text:s/></text:p>
          </table:table-cell>
          <table:table-cell office:value-type="float" office:value="2563630.44" table:style-name="ce14">
            <text:p>2.563.630<text:s/></text:p>
          </table:table-cell>
          <table:table-cell office:value-type="float" office:value="427311.51" table:style-name="ce14">
            <text:p>427.312<text:s/></text:p>
          </table:table-cell>
          <table:table-cell office:value-type="float" office:value="37115.599999999999" table:style-name="ce14">
            <text:p>37.116<text:s/></text:p>
          </table:table-cell>
          <table:table-cell office:value-type="float" office:value="1909507.89" table:style-name="ce14">
            <text:p>1.909.508<text:s/></text:p>
          </table:table-cell>
          <table:table-cell office:value-type="float" office:value="347606" table:style-name="ce14">
            <text:p>347.606<text:s/></text:p>
          </table:table-cell>
          <table:table-cell office:value-type="float" office:value="16410212.1" table:style-name="ce15">
            <text:p>16.410.2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6444962" table:style-name="ce14">
            <text:p>6.444.962<text:s/></text:p>
          </table:table-cell>
          <table:table-cell office:value-type="float" office:value="37202493.509999998" table:style-name="ce14">
            <text:p>37.202.494<text:s/></text:p>
          </table:table-cell>
          <table:table-cell office:value-type="float" office:value="263806204.13" table:style-name="ce14">
            <text:p>263.806.204<text:s/></text:p>
          </table:table-cell>
          <table:table-cell office:value-type="float" office:value="5348371.28" table:style-name="ce14">
            <text:p>5.348.371<text:s/></text:p>
          </table:table-cell>
          <table:table-cell office:value-type="float" office:value="383410968.36000001" table:style-name="ce14">
            <text:p>383.410.968<text:s/></text:p>
          </table:table-cell>
          <table:table-cell office:value-type="float" office:value="255748595.90000001" table:style-name="ce14">
            <text:p>255.748.596<text:s/></text:p>
          </table:table-cell>
          <table:table-cell office:value-type="float" office:value="831395624.86000001" table:style-name="ce14">
            <text:p>831.395.625<text:s/></text:p>
          </table:table-cell>
          <table:table-cell office:value-type="float" office:value="252441502.52000001" table:style-name="ce14">
            <text:p>252.441.503<text:s/></text:p>
          </table:table-cell>
          <table:table-cell office:value-type="float" office:value="212090846.15000001" table:style-name="ce14">
            <text:p>212.090.846<text:s/></text:p>
          </table:table-cell>
          <table:table-cell office:value-type="float" office:value="146161575.5" table:style-name="ce14">
            <text:p>146.161.576<text:s/></text:p>
          </table:table-cell>
          <table:table-cell office:value-type="float" office:value="825646444.48000002" table:style-name="ce14">
            <text:p>825.646.444<text:s/></text:p>
          </table:table-cell>
          <table:table-cell office:value-type="float" office:value="71517882.010000005" table:style-name="ce14">
            <text:p>71.517.882<text:s/></text:p>
          </table:table-cell>
          <table:table-cell office:value-type="float" office:value="100603902.19" table:style-name="ce14">
            <text:p>100.603.902<text:s/></text:p>
          </table:table-cell>
          <table:table-cell office:value-type="float" office:value="113549443.36" table:style-name="ce14">
            <text:p>113.549.443<text:s/></text:p>
          </table:table-cell>
          <table:table-cell office:value-type="float" office:value="56255528.340000004" table:style-name="ce14">
            <text:p>56.255.528<text:s/></text:p>
          </table:table-cell>
          <table:table-cell office:value-type="float" office:value="318776525.25" table:style-name="ce14">
            <text:p>318.776.525<text:s/></text:p>
          </table:table-cell>
          <table:table-cell office:value-type="float" office:value="45954298.689999998" table:style-name="ce14">
            <text:p>45.954.299<text:s/></text:p>
          </table:table-cell>
          <table:table-cell office:value-type="float" office:value="877935946.42999995" table:style-name="ce14">
            <text:p>877.935.946<text:s/></text:p>
          </table:table-cell>
          <table:table-cell office:value-type="float" office:value="2990166125.9699998" table:style-name="ce14">
            <text:p>2.990.166.126<text:s/></text:p>
          </table:table-cell>
          <table:table-cell office:value-type="float" office:value="64588368.009999998" table:style-name="ce14">
            <text:p>64.588.368<text:s/></text:p>
          </table:table-cell>
          <table:table-cell office:value-type="float" office:value="32484952.890000001" table:style-name="ce14">
            <text:p>32.484.953<text:s/></text:p>
          </table:table-cell>
          <table:table-cell office:value-type="float" office:value="7332095.4400000004" table:style-name="ce14">
            <text:p>7.332.095<text:s/></text:p>
          </table:table-cell>
          <table:table-cell office:value-type="float" office:value="845669489.70000005" table:style-name="ce14">
            <text:p>845.669.490<text:s/></text:p>
          </table:table-cell>
          <table:table-cell office:value-type="float" office:value="717544075.94000006" table:style-name="ce14">
            <text:p>717.544.076<text:s/></text:p>
          </table:table-cell>
          <table:table-cell office:value-type="float" office:value="44802975.600000001" table:style-name="ce14">
            <text:p>44.802.976<text:s/></text:p>
          </table:table-cell>
          <table:table-cell office:value-type="float" office:value="6841484849.1400003" table:style-name="ce14">
            <text:p>6.841.484.849<text:s/></text:p>
          </table:table-cell>
          <table:table-cell office:value-type="float" office:value="25204176.329999998" table:style-name="ce14">
            <text:p>25.204.176<text:s/></text:p>
          </table:table-cell>
          <table:table-cell office:value-type="float" office:value="16373568223.980001" table:style-name="ce15">
            <text:p>16.373.568.2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884.84" table:style-name="ce14">
            <text:p>885<text:s/></text:p>
          </table:table-cell>
          <table:table-cell office:value-type="float" office:value="65211.29" table:style-name="ce14">
            <text:p>65.211<text:s/></text:p>
          </table:table-cell>
          <table:table-cell office:value-type="float" office:value="129546.08" table:style-name="ce14">
            <text:p>129.546<text:s/></text:p>
          </table:table-cell>
          <table:table-cell office:value-type="float" office:value="24437.72" table:style-name="ce14">
            <text:p>24.438<text:s/></text:p>
          </table:table-cell>
          <table:table-cell office:value-type="float" office:value="1923766.74" table:style-name="ce14">
            <text:p>1.923.767<text:s/></text:p>
          </table:table-cell>
          <table:table-cell office:value-type="float" office:value="19950277.5" table:style-name="ce14">
            <text:p>19.950.278<text:s/></text:p>
          </table:table-cell>
          <table:table-cell office:value-type="float" office:value="448640578.72000003" table:style-name="ce14">
            <text:p>448.640.579<text:s/></text:p>
          </table:table-cell>
          <table:table-cell office:value-type="float" office:value="6019502.4199999999" table:style-name="ce14">
            <text:p>6.019.502<text:s/></text:p>
          </table:table-cell>
          <table:table-cell office:value-type="float" office:value="285203.08" table:style-name="ce14">
            <text:p>285.203<text:s/></text:p>
          </table:table-cell>
          <table:table-cell office:value-type="float" office:value="24650.639999999999" table:style-name="ce14">
            <text:p>24.651<text:s/></text:p>
          </table:table-cell>
          <table:table-cell office:value-type="float" office:value="21597138.079999998" table:style-name="ce14">
            <text:p>21.597.138<text:s/></text:p>
          </table:table-cell>
          <table:table-cell office:value-type="float" office:value="13079.6" table:style-name="ce14">
            <text:p>13.080<text:s/></text:p>
          </table:table-cell>
          <table:table-cell office:value-type="float" office:value="107067.16" table:style-name="ce14">
            <text:p>107.067<text:s/></text:p>
          </table:table-cell>
          <table:table-cell office:value-type="float" office:value="11953282.33" table:style-name="ce14">
            <text:p>11.953.282<text:s/></text:p>
          </table:table-cell>
          <table:table-cell office:value-type="float" office:value="34255.14" table:style-name="ce14">
            <text:p>34.255<text:s/></text:p>
          </table:table-cell>
          <table:table-cell office:value-type="float" office:value="8610407.8800000008" table:style-name="ce14">
            <text:p>8.610.408<text:s/></text:p>
          </table:table-cell>
          <table:table-cell office:value-type="float" office:value="33475.64" table:style-name="ce14">
            <text:p>33.476<text:s/></text:p>
          </table:table-cell>
          <table:table-cell office:value-type="float" office:value="34711551.009999998" table:style-name="ce14">
            <text:p>34.711.551<text:s/></text:p>
          </table:table-cell>
          <table:table-cell office:value-type="float" office:value="160377738.21000001" table:style-name="ce14">
            <text:p>160.377.738<text:s/></text:p>
          </table:table-cell>
          <table:table-cell office:value-type="float" office:value="93922.48" table:style-name="ce14">
            <text:p>93.922<text:s/></text:p>
          </table:table-cell>
          <table:table-cell office:value-type="float" office:value="37119.699999999997" table:style-name="ce14">
            <text:p>37.120<text:s/></text:p>
          </table:table-cell>
          <table:table-cell office:value-type="float" office:value="5553.98" table:style-name="ce14">
            <text:p>5.554<text:s/></text:p>
          </table:table-cell>
          <table:table-cell office:value-type="float" office:value="32496453.899999999" table:style-name="ce14">
            <text:p>32.496.454<text:s/></text:p>
          </table:table-cell>
          <table:table-cell office:value-type="float" office:value="1232437.82" table:style-name="ce14">
            <text:p>1.232.438<text:s/></text:p>
          </table:table-cell>
          <table:table-cell office:value-type="float" office:value="1639583.54" table:style-name="ce14">
            <text:p>1.639.584<text:s/></text:p>
          </table:table-cell>
          <table:table-cell office:value-type="float" office:value="820735651.52999997" table:style-name="ce14">
            <text:p>820.735.652<text:s/></text:p>
          </table:table-cell>
          <table:table-cell office:value-type="float" office:value="5846.29" table:style-name="ce14">
            <text:p>5.846<text:s/></text:p>
          </table:table-cell>
          <table:table-cell office:value-type="float" office:value="1570748623.3200002" table:style-name="ce15">
            <text:p>1.570.748.6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6444077.1599999992" table:style-name="ce14">
            <text:p>6.444.077<text:s/></text:p>
          </table:table-cell>
          <table:table-cell office:value-type="float" office:value="37137282.219999999" table:style-name="ce14">
            <text:p>37.137.282<text:s/></text:p>
          </table:table-cell>
          <table:table-cell office:value-type="float" office:value="263676658.05000001" table:style-name="ce14">
            <text:p>263.676.658<text:s/></text:p>
          </table:table-cell>
          <table:table-cell office:value-type="float" office:value="5323933.5599999996" table:style-name="ce14">
            <text:p>5.323.934<text:s/></text:p>
          </table:table-cell>
          <table:table-cell office:value-type="float" office:value="381487201.62" table:style-name="ce14">
            <text:p>381.487.202<text:s/></text:p>
          </table:table-cell>
          <table:table-cell office:value-type="float" office:value="235798318.40000001" table:style-name="ce14">
            <text:p>235.798.318<text:s/></text:p>
          </table:table-cell>
          <table:table-cell office:value-type="float" office:value="382755046.14000005" table:style-name="ce14">
            <text:p>382.755.046<text:s/></text:p>
          </table:table-cell>
          <table:table-cell office:value-type="float" office:value="246422000.09999996" table:style-name="ce14">
            <text:p>246.422.000<text:s/></text:p>
          </table:table-cell>
          <table:table-cell office:value-type="float" office:value="211805643.06999996" table:style-name="ce14">
            <text:p>211.805.643<text:s/></text:p>
          </table:table-cell>
          <table:table-cell office:value-type="float" office:value="146136924.85999998" table:style-name="ce14">
            <text:p>146.136.925<text:s/></text:p>
          </table:table-cell>
          <table:table-cell office:value-type="float" office:value="804049306.39999998" table:style-name="ce14">
            <text:p>804.049.306<text:s/></text:p>
          </table:table-cell>
          <table:table-cell office:value-type="float" office:value="71504802.409999996" table:style-name="ce14">
            <text:p>71.504.802<text:s/></text:p>
          </table:table-cell>
          <table:table-cell office:value-type="float" office:value="100496835.02999999" table:style-name="ce14">
            <text:p>100.496.835<text:s/></text:p>
          </table:table-cell>
          <table:table-cell office:value-type="float" office:value="101596161.03" table:style-name="ce14">
            <text:p>101.596.161<text:s/></text:p>
          </table:table-cell>
          <table:table-cell office:value-type="float" office:value="56221273.200000003" table:style-name="ce14">
            <text:p>56.221.273<text:s/></text:p>
          </table:table-cell>
          <table:table-cell office:value-type="float" office:value="310166117.37" table:style-name="ce14">
            <text:p>310.166.117<text:s/></text:p>
          </table:table-cell>
          <table:table-cell office:value-type="float" office:value="45920823.049999997" table:style-name="ce14">
            <text:p>45.920.823<text:s/></text:p>
          </table:table-cell>
          <table:table-cell office:value-type="float" office:value="843224395.42000008" table:style-name="ce14">
            <text:p>843.224.395<text:s/></text:p>
          </table:table-cell>
          <table:table-cell office:value-type="float" office:value="2829788387.7599998" table:style-name="ce14">
            <text:p>2.829.788.388<text:s/></text:p>
          </table:table-cell>
          <table:table-cell office:value-type="float" office:value="64494445.530000001" table:style-name="ce14">
            <text:p>64.494.446<text:s/></text:p>
          </table:table-cell>
          <table:table-cell office:value-type="float" office:value="32447833.190000001" table:style-name="ce14">
            <text:p>32.447.833<text:s/></text:p>
          </table:table-cell>
          <table:table-cell office:value-type="float" office:value="7326541.46" table:style-name="ce14">
            <text:p>7.326.541<text:s/></text:p>
          </table:table-cell>
          <table:table-cell office:value-type="float" office:value="813173035.80000007" table:style-name="ce14">
            <text:p>813.173.036<text:s/></text:p>
          </table:table-cell>
          <table:table-cell office:value-type="float" office:value="716311638.12" table:style-name="ce14">
            <text:p>716.311.638<text:s/></text:p>
          </table:table-cell>
          <table:table-cell office:value-type="float" office:value="43163392.060000002" table:style-name="ce14">
            <text:p>43.163.392<text:s/></text:p>
          </table:table-cell>
          <table:table-cell office:value-type="float" office:value="6020749197.6099997" table:style-name="ce14">
            <text:p>6.020.749.198<text:s/></text:p>
          </table:table-cell>
          <table:table-cell office:value-type="float" office:value="25198330.040000003" table:style-name="ce14">
            <text:p>25.198.330<text:s/></text:p>
          </table:table-cell>
          <table:table-cell office:value-type="float" office:value="14802819600.66" table:style-name="ce15">
            <text:p>14.802.819.6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959761.67" table:style-name="ce14">
            <text:p>3.959.762<text:s/></text:p>
          </table:table-cell>
          <table:table-cell office:value-type="float" office:value="14272395.210000001" table:style-name="ce14">
            <text:p>14.272.395<text:s/></text:p>
          </table:table-cell>
          <table:table-cell office:value-type="float" office:value="66126147.25" table:style-name="ce14">
            <text:p>66.126.147<text:s/></text:p>
          </table:table-cell>
          <table:table-cell office:value-type="float" office:value="2954966.08" table:style-name="ce14">
            <text:p>2.954.966<text:s/></text:p>
          </table:table-cell>
          <table:table-cell office:value-type="float" office:value="120137350.77" table:style-name="ce14">
            <text:p>120.137.351<text:s/></text:p>
          </table:table-cell>
          <table:table-cell office:value-type="float" office:value="70677897.700000003" table:style-name="ce14">
            <text:p>70.677.898<text:s/></text:p>
          </table:table-cell>
          <table:table-cell office:value-type="float" office:value="375416298.02000004" table:style-name="ce14">
            <text:p>375.416.298<text:s/></text:p>
          </table:table-cell>
          <table:table-cell office:value-type="float" office:value="71438696.420000002" table:style-name="ce14">
            <text:p>71.438.696<text:s/></text:p>
          </table:table-cell>
          <table:table-cell office:value-type="float" office:value="71857473.859999999" table:style-name="ce14">
            <text:p>71.857.474<text:s/></text:p>
          </table:table-cell>
          <table:table-cell office:value-type="float" office:value="43097969.350000001" table:style-name="ce14">
            <text:p>43.097.969<text:s/></text:p>
          </table:table-cell>
          <table:table-cell office:value-type="float" office:value="251451058.99000001" table:style-name="ce14">
            <text:p>251.451.059<text:s/></text:p>
          </table:table-cell>
          <table:table-cell office:value-type="float" office:value="26470352.77" table:style-name="ce14">
            <text:p>26.470.353<text:s/></text:p>
          </table:table-cell>
          <table:table-cell office:value-type="float" office:value="41319232.729999997" table:style-name="ce14">
            <text:p>41.319.233<text:s/></text:p>
          </table:table-cell>
          <table:table-cell office:value-type="float" office:value="41573403.390000001" table:style-name="ce14">
            <text:p>41.573.403<text:s/></text:p>
          </table:table-cell>
          <table:table-cell office:value-type="float" office:value="20131857.239999998" table:style-name="ce14">
            <text:p>20.131.857<text:s/></text:p>
          </table:table-cell>
          <table:table-cell office:value-type="float" office:value="94947278.75" table:style-name="ce14">
            <text:p>94.947.279<text:s/></text:p>
          </table:table-cell>
          <table:table-cell office:value-type="float" office:value="16410072.189999999" table:style-name="ce14">
            <text:p>16.410.072<text:s/></text:p>
          </table:table-cell>
          <table:table-cell office:value-type="float" office:value="229270166.86000001" table:style-name="ce14">
            <text:p>229.270.167<text:s/></text:p>
          </table:table-cell>
          <table:table-cell office:value-type="float" office:value="686290793.33000004" table:style-name="ce14">
            <text:p>686.290.793<text:s/></text:p>
          </table:table-cell>
          <table:table-cell office:value-type="float" office:value="19162241.16" table:style-name="ce14">
            <text:p>19.162.241<text:s/></text:p>
          </table:table-cell>
          <table:table-cell office:value-type="float" office:value="14488091.09" table:style-name="ce14">
            <text:p>14.488.091<text:s/></text:p>
          </table:table-cell>
          <table:table-cell office:value-type="float" office:value="6688306.4800000004" table:style-name="ce14">
            <text:p>6.688.306<text:s/></text:p>
          </table:table-cell>
          <table:table-cell office:value-type="float" office:value="245805463.33000001" table:style-name="ce14">
            <text:p>245.805.463<text:s/></text:p>
          </table:table-cell>
          <table:table-cell office:value-type="float" office:value="182096692.34999999" table:style-name="ce14">
            <text:p>182.096.692<text:s/></text:p>
          </table:table-cell>
          <table:table-cell office:value-type="float" office:value="15337956.26" table:style-name="ce14">
            <text:p>15.337.956<text:s/></text:p>
          </table:table-cell>
          <table:table-cell office:value-type="float" office:value="1660812073.77" table:style-name="ce14">
            <text:p>1.660.812.074<text:s/></text:p>
          </table:table-cell>
          <table:table-cell office:value-type="float" office:value="11283590.65" table:style-name="ce14">
            <text:p>11.283.591<text:s/></text:p>
          </table:table-cell>
          <table:table-cell office:value-type="float" office:value="4403477587.6700001" table:style-name="ce15">
            <text:p>4.403.477.5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34.49" table:style-name="ce14">
            <text:p>134<text:s/></text:p>
          </table:table-cell>
          <table:table-cell office:value-type="float" office:value="11054.87" table:style-name="ce14">
            <text:p>11.055<text:s/></text:p>
          </table:table-cell>
          <table:table-cell office:value-type="float" office:value="20914.759999999998" table:style-name="ce14">
            <text:p>20.915<text:s/></text:p>
          </table:table-cell>
          <table:table-cell office:value-type="float" office:value="3970.24" table:style-name="ce14">
            <text:p>3.970<text:s/></text:p>
          </table:table-cell>
          <table:table-cell office:value-type="float" office:value="315560.38" table:style-name="ce14">
            <text:p>315.560<text:s/></text:p>
          </table:table-cell>
          <table:table-cell office:value-type="float" office:value="3246148.71" table:style-name="ce14">
            <text:p>3.246.149<text:s/></text:p>
          </table:table-cell>
          <table:table-cell office:value-type="float" office:value="74758662.230000004" table:style-name="ce14">
            <text:p>74.758.662<text:s/></text:p>
          </table:table-cell>
          <table:table-cell office:value-type="float" office:value="1010459.29" table:style-name="ce14">
            <text:p>1.010.459<text:s/></text:p>
          </table:table-cell>
          <table:table-cell office:value-type="float" office:value="47014.33" table:style-name="ce14">
            <text:p>47.014<text:s/></text:p>
          </table:table-cell>
          <table:table-cell office:value-type="float" office:value="3926.95" table:style-name="ce14">
            <text:p>3.927<text:s/></text:p>
          </table:table-cell>
          <table:table-cell office:value-type="float" office:value="3431235.73" table:style-name="ce14">
            <text:p>3.431.236<text:s/></text:p>
          </table:table-cell>
          <table:table-cell office:value-type="float" office:value="2065.2199999999998" table:style-name="ce14">
            <text:p>2.065<text:s/></text:p>
          </table:table-cell>
          <table:table-cell office:value-type="float" office:value="18194.560000000001" table:style-name="ce14">
            <text:p>18.195<text:s/></text:p>
          </table:table-cell>
          <table:table-cell office:value-type="float" office:value="1948737.26" table:style-name="ce14">
            <text:p>1.948.737<text:s/></text:p>
          </table:table-cell>
          <table:table-cell office:value-type="float" office:value="6015.4" table:style-name="ce14">
            <text:p>6.015<text:s/></text:p>
          </table:table-cell>
          <table:table-cell office:value-type="float" office:value="1401009.76" table:style-name="ce14">
            <text:p>1.401.010<text:s/></text:p>
          </table:table-cell>
          <table:table-cell office:value-type="float" office:value="5959.47" table:style-name="ce14">
            <text:p>5.959<text:s/></text:p>
          </table:table-cell>
          <table:table-cell office:value-type="float" office:value="5835087.2000000002" table:style-name="ce14">
            <text:p>5.835.087<text:s/></text:p>
          </table:table-cell>
          <table:table-cell office:value-type="float" office:value="25975615.140000001" table:style-name="ce14">
            <text:p>25.975.615<text:s/></text:p>
          </table:table-cell>
          <table:table-cell office:value-type="float" office:value="15236.98" table:style-name="ce14">
            <text:p>15.237<text:s/></text:p>
          </table:table-cell>
          <table:table-cell office:value-type="float" office:value="6415.39" table:style-name="ce14">
            <text:p>6.415<text:s/></text:p>
          </table:table-cell>
          <table:table-cell office:value-type="float" office:value="836.86" table:style-name="ce14">
            <text:p>837<text:s/></text:p>
          </table:table-cell>
          <table:table-cell office:value-type="float" office:value="5524382.21" table:style-name="ce14">
            <text:p>5.524.382<text:s/></text:p>
          </table:table-cell>
          <table:table-cell office:value-type="float" office:value="206384.81" table:style-name="ce14">
            <text:p>206.385<text:s/></text:p>
          </table:table-cell>
          <table:table-cell office:value-type="float" office:value="73444.600000000006" table:style-name="ce14">
            <text:p>73.445<text:s/></text:p>
          </table:table-cell>
          <table:table-cell office:value-type="float" office:value="133821128.44" table:style-name="ce14">
            <text:p>133.821.128<text:s/></text:p>
          </table:table-cell>
          <table:table-cell office:value-type="float" office:value="760.91" table:style-name="ce14">
            <text:p>761<text:s/></text:p>
          </table:table-cell>
          <table:table-cell office:value-type="float" office:value="257690356.19000003" table:style-name="ce15">
            <text:p>257.690.3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959627.1799999997" table:style-name="ce14">
            <text:p>3.959.627<text:s/></text:p>
          </table:table-cell>
          <table:table-cell office:value-type="float" office:value="14261340.34" table:style-name="ce14">
            <text:p>14.261.340<text:s/></text:p>
          </table:table-cell>
          <table:table-cell office:value-type="float" office:value="66105232.489999995" table:style-name="ce14">
            <text:p>66.105.232<text:s/></text:p>
          </table:table-cell>
          <table:table-cell office:value-type="float" office:value="2950995.8399999994" table:style-name="ce14">
            <text:p>2.950.996<text:s/></text:p>
          </table:table-cell>
          <table:table-cell office:value-type="float" office:value="119821790.39" table:style-name="ce14">
            <text:p>119.821.790<text:s/></text:p>
          </table:table-cell>
          <table:table-cell office:value-type="float" office:value="67431748.989999995" table:style-name="ce14">
            <text:p>67.431.749<text:s/></text:p>
          </table:table-cell>
          <table:table-cell office:value-type="float" office:value="300657635.78999996" table:style-name="ce14">
            <text:p>300.657.636<text:s/></text:p>
          </table:table-cell>
          <table:table-cell office:value-type="float" office:value="70428237.129999995" table:style-name="ce14">
            <text:p>70.428.237<text:s/></text:p>
          </table:table-cell>
          <table:table-cell office:value-type="float" office:value="71810459.530000001" table:style-name="ce14">
            <text:p>71.810.460<text:s/></text:p>
          </table:table-cell>
          <table:table-cell office:value-type="float" office:value="43094042.399999999" table:style-name="ce14">
            <text:p>43.094.042<text:s/></text:p>
          </table:table-cell>
          <table:table-cell office:value-type="float" office:value="248019823.25999999" table:style-name="ce14">
            <text:p>248.019.823<text:s/></text:p>
          </table:table-cell>
          <table:table-cell office:value-type="float" office:value="26468287.550000001" table:style-name="ce14">
            <text:p>26.468.288<text:s/></text:p>
          </table:table-cell>
          <table:table-cell office:value-type="float" office:value="41301038.169999994" table:style-name="ce14">
            <text:p>41.301.038<text:s/></text:p>
          </table:table-cell>
          <table:table-cell office:value-type="float" office:value="39624666.130000003" table:style-name="ce14">
            <text:p>39.624.666<text:s/></text:p>
          </table:table-cell>
          <table:table-cell office:value-type="float" office:value="20125841.84" table:style-name="ce14">
            <text:p>20.125.842<text:s/></text:p>
          </table:table-cell>
          <table:table-cell office:value-type="float" office:value="93546268.989999995" table:style-name="ce14">
            <text:p>93.546.269<text:s/></text:p>
          </table:table-cell>
          <table:table-cell office:value-type="float" office:value="16404112.719999999" table:style-name="ce14">
            <text:p>16.404.113<text:s/></text:p>
          </table:table-cell>
          <table:table-cell office:value-type="float" office:value="223435079.66" table:style-name="ce14">
            <text:p>223.435.080<text:s/></text:p>
          </table:table-cell>
          <table:table-cell office:value-type="float" office:value="660315178.18999994" table:style-name="ce14">
            <text:p>660.315.178<text:s/></text:p>
          </table:table-cell>
          <table:table-cell office:value-type="float" office:value="19147004.18" table:style-name="ce14">
            <text:p>19.147.004<text:s/></text:p>
          </table:table-cell>
          <table:table-cell office:value-type="float" office:value="14481675.699999999" table:style-name="ce14">
            <text:p>14.481.676<text:s/></text:p>
          </table:table-cell>
          <table:table-cell office:value-type="float" office:value="6687469.6200000001" table:style-name="ce14">
            <text:p>6.687.470<text:s/></text:p>
          </table:table-cell>
          <table:table-cell office:value-type="float" office:value="240281081.12" table:style-name="ce14">
            <text:p>240.281.081<text:s/></text:p>
          </table:table-cell>
          <table:table-cell office:value-type="float" office:value="181890307.53999999" table:style-name="ce14">
            <text:p>181.890.308<text:s/></text:p>
          </table:table-cell>
          <table:table-cell office:value-type="float" office:value="15264511.659999998" table:style-name="ce14">
            <text:p>15.264.512<text:s/></text:p>
          </table:table-cell>
          <table:table-cell office:value-type="float" office:value="1526990945.3300002" table:style-name="ce14">
            <text:p>1.526.990.945<text:s/></text:p>
          </table:table-cell>
          <table:table-cell office:value-type="float" office:value="11282829.74" table:style-name="ce14">
            <text:p>11.282.830<text:s/></text:p>
          </table:table-cell>
          <table:table-cell office:value-type="float" office:value="4145787231.4799995" table:style-name="ce15">
            <text:p>4.145.787.2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2774539.71" table:style-name="ce14">
            <text:p>2.774.540<text:s/></text:p>
          </table:table-cell>
          <table:table-cell office:value-type="float" office:value="9422211.9100000001" table:style-name="ce14">
            <text:p>9.422.212<text:s/></text:p>
          </table:table-cell>
          <table:table-cell office:value-type="float" office:value="107867150.98999999" table:style-name="ce14">
            <text:p>107.867.151<text:s/></text:p>
          </table:table-cell>
          <table:table-cell office:value-type="float" office:value="1558433.34" table:style-name="ce14">
            <text:p>1.558.433<text:s/></text:p>
          </table:table-cell>
          <table:table-cell office:value-type="float" office:value="75525827.420000002" table:style-name="ce14">
            <text:p>75.525.827<text:s/></text:p>
          </table:table-cell>
          <table:table-cell office:value-type="float" office:value="65113225.68" table:style-name="ce14">
            <text:p>65.113.226<text:s/></text:p>
          </table:table-cell>
          <table:table-cell office:value-type="float" office:value="165538984.70000002" table:style-name="ce14">
            <text:p>165.538.985<text:s/></text:p>
          </table:table-cell>
          <table:table-cell office:value-type="float" office:value="52336498.460000001" table:style-name="ce14">
            <text:p>52.336.498<text:s/></text:p>
          </table:table-cell>
          <table:table-cell office:value-type="float" office:value="47413429.030000001" table:style-name="ce14">
            <text:p>47.413.429<text:s/></text:p>
          </table:table-cell>
          <table:table-cell office:value-type="float" office:value="20696932.850000001" table:style-name="ce14">
            <text:p>20.696.933<text:s/></text:p>
          </table:table-cell>
          <table:table-cell office:value-type="float" office:value="179857527.47999999" table:style-name="ce14">
            <text:p>179.857.527<text:s/></text:p>
          </table:table-cell>
          <table:table-cell office:value-type="float" office:value="22467540.890000001" table:style-name="ce14">
            <text:p>22.467.541<text:s/></text:p>
          </table:table-cell>
          <table:table-cell office:value-type="float" office:value="30191317.120000001" table:style-name="ce14">
            <text:p>30.191.317<text:s/></text:p>
          </table:table-cell>
          <table:table-cell office:value-type="float" office:value="44619918.280000001" table:style-name="ce14">
            <text:p>44.619.918<text:s/></text:p>
          </table:table-cell>
          <table:table-cell office:value-type="float" office:value="14177462.57" table:style-name="ce14">
            <text:p>14.177.463<text:s/></text:p>
          </table:table-cell>
          <table:table-cell office:value-type="float" office:value="54360651.520000003" table:style-name="ce14">
            <text:p>54.360.652<text:s/></text:p>
          </table:table-cell>
          <table:table-cell office:value-type="float" office:value="11660937.619999999" table:style-name="ce14">
            <text:p>11.660.938<text:s/></text:p>
          </table:table-cell>
          <table:table-cell office:value-type="float" office:value="187690936.81" table:style-name="ce14">
            <text:p>187.690.937<text:s/></text:p>
          </table:table-cell>
          <table:table-cell office:value-type="float" office:value="564233833.07000005" table:style-name="ce14">
            <text:p>564.233.833<text:s/></text:p>
          </table:table-cell>
          <table:table-cell office:value-type="float" office:value="17185022.399999999" table:style-name="ce14">
            <text:p>17.185.022<text:s/></text:p>
          </table:table-cell>
          <table:table-cell office:value-type="float" office:value="9234630.1500000004" table:style-name="ce14">
            <text:p>9.234.630<text:s/></text:p>
          </table:table-cell>
          <table:table-cell office:value-type="float" office:value="2968017.95" table:style-name="ce14">
            <text:p>2.968.018<text:s/></text:p>
          </table:table-cell>
          <table:table-cell office:value-type="float" office:value="154227357.22" table:style-name="ce14">
            <text:p>154.227.357<text:s/></text:p>
          </table:table-cell>
          <table:table-cell office:value-type="float" office:value="119559357.53" table:style-name="ce14">
            <text:p>119.559.358<text:s/></text:p>
          </table:table-cell>
          <table:table-cell office:value-type="float" office:value="12009250.369999999" table:style-name="ce14">
            <text:p>12.009.250<text:s/></text:p>
          </table:table-cell>
          <table:table-cell office:value-type="float" office:value="1514975595.6199999" table:style-name="ce14">
            <text:p>1.514.975.596<text:s/></text:p>
          </table:table-cell>
          <table:table-cell office:value-type="float" office:value="7410682.7000000002" table:style-name="ce14">
            <text:p>7.410.683<text:s/></text:p>
          </table:table-cell>
          <table:table-cell office:value-type="float" office:value="3495077273.3900003" table:style-name="ce15">
            <text:p>3.495.077.2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17529.09" table:style-name="ce14">
            <text:p>17.529<text:s/></text:p>
          </table:table-cell>
          <table:table-cell office:value-type="float" office:value="142987.43" table:style-name="ce14">
            <text:p>142.987<text:s/></text:p>
          </table:table-cell>
          <table:table-cell office:value-type="float" office:value="238.08" table:style-name="ce14">
            <text:p>238<text:s/></text:p>
          </table:table-cell>
          <table:table-cell office:value-type="float" office:value="1411312.44" table:style-name="ce14">
            <text:p>1.411.312<text:s/></text:p>
          </table:table-cell>
          <table:table-cell office:value-type="float" office:value="12412037.289999999" table:style-name="ce14">
            <text:p>12.412.037<text:s/></text:p>
          </table:table-cell>
          <table:table-cell office:value-type="float" office:value="36276655.619999997" table:style-name="ce14">
            <text:p>36.276.656<text:s/></text:p>
          </table:table-cell>
          <table:table-cell office:value-type="float" office:value="2089862.73" table:style-name="ce14">
            <text:p>2.089.863<text:s/></text:p>
          </table:table-cell>
          <table:table-cell office:value-type="float" office:value="176455.94" table:style-name="ce14">
            <text:p>176.45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274049.2" table:style-name="ce14">
            <text:p>5.274.049<text:s/></text:p>
          </table:table-cell>
          <table:table-cell office:value-type="float" office:value="54199.48" table:style-name="ce14">
            <text:p>54.199<text:s/></text:p>
          </table:table-cell>
          <table:table-cell office:value-type="float" office:value="172750.8" table:style-name="ce14">
            <text:p>172.751<text:s/></text:p>
          </table:table-cell>
          <table:table-cell office:value-type="float" office:value="12818451.189999999" table:style-name="ce14">
            <text:p>12.818.451<text:s/></text:p>
          </table:table-cell>
          <table:table-cell office:value-type="float" office:value="4140.63" table:style-name="ce14">
            <text:p>4.141<text:s/></text:p>
          </table:table-cell>
          <table:table-cell office:value-type="float" office:value="5054964.63" table:style-name="ce14">
            <text:p>5.054.965<text:s/></text:p>
          </table:table-cell>
          <table:table-cell office:value-type="float" office:value="3365.75" table:style-name="ce14">
            <text:p>3.366<text:s/></text:p>
          </table:table-cell>
          <table:table-cell office:value-type="float" office:value="23922612.969999999" table:style-name="ce14">
            <text:p>23.922.613<text:s/></text:p>
          </table:table-cell>
          <table:table-cell office:value-type="float" office:value="132338607.75" table:style-name="ce14">
            <text:p>132.338.608<text:s/></text:p>
          </table:table-cell>
          <table:table-cell office:value-type="float" office:value="171.94" table:style-name="ce14">
            <text:p>172<text:s/></text:p>
          </table:table-cell>
          <table:table-cell office:value-type="float" office:value="483.95" table:style-name="ce14">
            <text:p>48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851133.84" table:style-name="ce14">
            <text:p>19.851.134<text:s/></text:p>
          </table:table-cell>
          <table:table-cell office:value-type="float" office:value="690983.78" table:style-name="ce14">
            <text:p>690.984<text:s/></text:p>
          </table:table-cell>
          <table:table-cell office:value-type="float" office:value="2461940.3199999998" table:style-name="ce14">
            <text:p>2.461.940<text:s/></text:p>
          </table:table-cell>
          <table:table-cell office:value-type="float" office:value="382297615.75999999" table:style-name="ce14">
            <text:p>382.297.616<text:s/></text:p>
          </table:table-cell>
          <table:table-cell office:value-type="float" office:value="3725.76" table:style-name="ce14">
            <text:p>3.726<text:s/></text:p>
          </table:table-cell>
          <table:table-cell office:value-type="float" office:value="637476276.36999989" table:style-name="ce15">
            <text:p>637.476.2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2774539.71" table:style-name="ce14">
            <text:p>2.774.540<text:s/></text:p>
          </table:table-cell>
          <table:table-cell office:value-type="float" office:value="9404682.8200000003" table:style-name="ce14">
            <text:p>9.404.683<text:s/></text:p>
          </table:table-cell>
          <table:table-cell office:value-type="float" office:value="107724163.56" table:style-name="ce14">
            <text:p>107.724.164<text:s/></text:p>
          </table:table-cell>
          <table:table-cell office:value-type="float" office:value="1558195.26" table:style-name="ce14">
            <text:p>1.558.195<text:s/></text:p>
          </table:table-cell>
          <table:table-cell office:value-type="float" office:value="74114514.979999989" table:style-name="ce14">
            <text:p>74.114.515<text:s/></text:p>
          </table:table-cell>
          <table:table-cell office:value-type="float" office:value="52701188.389999993" table:style-name="ce14">
            <text:p>52.701.188<text:s/></text:p>
          </table:table-cell>
          <table:table-cell office:value-type="float" office:value="129262329.08000001" table:style-name="ce14">
            <text:p>129.262.329<text:s/></text:p>
          </table:table-cell>
          <table:table-cell office:value-type="float" office:value="50246635.730000004" table:style-name="ce14">
            <text:p>50.246.636<text:s/></text:p>
          </table:table-cell>
          <table:table-cell office:value-type="float" office:value="47236973.089999996" table:style-name="ce14">
            <text:p>47.236.973<text:s/></text:p>
          </table:table-cell>
          <table:table-cell office:value-type="float" office:value="20696932.849999998" table:style-name="ce14">
            <text:p>20.696.933<text:s/></text:p>
          </table:table-cell>
          <table:table-cell office:value-type="float" office:value="174583478.28" table:style-name="ce14">
            <text:p>174.583.478<text:s/></text:p>
          </table:table-cell>
          <table:table-cell office:value-type="float" office:value="22413341.41" table:style-name="ce14">
            <text:p>22.413.341<text:s/></text:p>
          </table:table-cell>
          <table:table-cell office:value-type="float" office:value="30018566.32" table:style-name="ce14">
            <text:p>30.018.566<text:s/></text:p>
          </table:table-cell>
          <table:table-cell office:value-type="float" office:value="31801467.090000004" table:style-name="ce14">
            <text:p>31.801.467<text:s/></text:p>
          </table:table-cell>
          <table:table-cell office:value-type="float" office:value="14173321.939999999" table:style-name="ce14">
            <text:p>14.173.322<text:s/></text:p>
          </table:table-cell>
          <table:table-cell office:value-type="float" office:value="49305686.890000001" table:style-name="ce14">
            <text:p>49.305.687<text:s/></text:p>
          </table:table-cell>
          <table:table-cell office:value-type="float" office:value="11657571.869999999" table:style-name="ce14">
            <text:p>11.657.572<text:s/></text:p>
          </table:table-cell>
          <table:table-cell office:value-type="float" office:value="163768323.84" table:style-name="ce14">
            <text:p>163.768.324<text:s/></text:p>
          </table:table-cell>
          <table:table-cell office:value-type="float" office:value="431895225.31999999" table:style-name="ce14">
            <text:p>431.895.225<text:s/></text:p>
          </table:table-cell>
          <table:table-cell office:value-type="float" office:value="17184850.460000001" table:style-name="ce14">
            <text:p>17.184.850<text:s/></text:p>
          </table:table-cell>
          <table:table-cell office:value-type="float" office:value="9234146.1999999993" table:style-name="ce14">
            <text:p>9.234.146<text:s/></text:p>
          </table:table-cell>
          <table:table-cell office:value-type="float" office:value="2968017.95" table:style-name="ce14">
            <text:p>2.968.018<text:s/></text:p>
          </table:table-cell>
          <table:table-cell office:value-type="float" office:value="134376223.38" table:style-name="ce14">
            <text:p>134.376.223<text:s/></text:p>
          </table:table-cell>
          <table:table-cell office:value-type="float" office:value="118868373.75" table:style-name="ce14">
            <text:p>118.868.374<text:s/></text:p>
          </table:table-cell>
          <table:table-cell office:value-type="float" office:value="9547310.0500000007" table:style-name="ce14">
            <text:p>9.547.310<text:s/></text:p>
          </table:table-cell>
          <table:table-cell office:value-type="float" office:value="1132677979.8599999" table:style-name="ce14">
            <text:p>1.132.677.980<text:s/></text:p>
          </table:table-cell>
          <table:table-cell office:value-type="float" office:value="7406956.9400000004" table:style-name="ce14">
            <text:p>7.406.957<text:s/></text:p>
          </table:table-cell>
          <table:table-cell office:value-type="float" office:value="2857600997.02" table:style-name="ce15">
            <text:p>2.857.600.9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519448.03" table:style-name="ce14">
            <text:p>1.519.44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410475.85" table:style-name="ce14">
            <text:p>3.410.47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3581.71" table:style-name="ce14">
            <text:p>33.58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084621.010000002" table:style-name="ce14">
            <text:p>24.084.621<text:s/></text:p>
          </table:table-cell>
          <table:table-cell office:value-type="float" office:value="156.08000000000001" table:style-name="ce14">
            <text:p>156<text:s/></text:p>
          </table:table-cell>
          <table:table-cell office:value-type="float" office:value="7500" table:style-name="ce14">
            <text:p>7.500<text:s/></text:p>
          </table:table-cell>
          <table:table-cell office:value-type="float" office:value="58539.1" table:style-name="ce14">
            <text:p>58.5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52.2199999999998" table:style-name="ce14">
            <text:p>2.552<text:s/></text:p>
          </table:table-cell>
          <table:table-cell office:value-type="float" office:value="8863714.0099999998" table:style-name="ce14">
            <text:p>8.863.71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7677638.030000001" table:style-name="ce14">
            <text:p>17.677.638<text:s/></text:p>
          </table:table-cell>
          <table:table-cell office:value-type="float" office:value="403993349.94" table:style-name="ce14">
            <text:p>403.993.35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72.98" table:style-name="ce14">
            <text:p>773<text:s/></text:p>
          </table:table-cell>
          <table:table-cell office:value-type="float" office:value="2997877.68" table:style-name="ce14">
            <text:p>2.997.878<text:s/></text:p>
          </table:table-cell>
          <table:table-cell office:value-type="float" office:value="24.74" table:style-name="ce14">
            <text:p>25<text:s/></text:p>
          </table:table-cell>
          <table:table-cell office:value-type="float" office:value="4881.03" table:style-name="ce14">
            <text:p>4.881<text:s/></text:p>
          </table:table-cell>
          <table:table-cell office:value-type="float" office:value="7604912.5899999999" table:style-name="ce14">
            <text:p>7.604.91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0260045" table:style-name="ce15">
            <text:p>470.260.0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675736.8399999999" table:style-name="ce14">
            <text:p>5.675.737<text:s/></text:p>
          </table:table-cell>
          <table:table-cell office:value-type="float" office:value="17534991.059999999" table:style-name="ce14">
            <text:p>17.534.991<text:s/></text:p>
          </table:table-cell>
          <table:table-cell office:value-type="float" office:value="18395716.07" table:style-name="ce14">
            <text:p>18.395.716<text:s/></text:p>
          </table:table-cell>
          <table:table-cell office:value-type="float" office:value="14867655.77" table:style-name="ce14">
            <text:p>14.867.656<text:s/></text:p>
          </table:table-cell>
          <table:table-cell office:value-type="float" office:value="46665104.289999999" table:style-name="ce14">
            <text:p>46.665.104<text:s/></text:p>
          </table:table-cell>
          <table:table-cell office:value-type="float" office:value="37232205.700000003" table:style-name="ce14">
            <text:p>37.232.206<text:s/></text:p>
          </table:table-cell>
          <table:table-cell office:value-type="float" office:value="1128413169.01" table:style-name="ce14">
            <text:p>1.128.413.169<text:s/></text:p>
          </table:table-cell>
          <table:table-cell office:value-type="float" office:value="23735756.129999999" table:style-name="ce14">
            <text:p>23.735.756<text:s/></text:p>
          </table:table-cell>
          <table:table-cell office:value-type="float" office:value="31207701.690000001" table:style-name="ce14">
            <text:p>31.207.702<text:s/></text:p>
          </table:table-cell>
          <table:table-cell office:value-type="float" office:value="19349773.609999999" table:style-name="ce14">
            <text:p>19.349.774<text:s/></text:p>
          </table:table-cell>
          <table:table-cell office:value-type="float" office:value="125341401.8" table:style-name="ce14">
            <text:p>125.341.402<text:s/></text:p>
          </table:table-cell>
          <table:table-cell office:value-type="float" office:value="17346655.050000001" table:style-name="ce14">
            <text:p>17.346.655<text:s/></text:p>
          </table:table-cell>
          <table:table-cell office:value-type="float" office:value="19353847.02" table:style-name="ce14">
            <text:p>19.353.847<text:s/></text:p>
          </table:table-cell>
          <table:table-cell office:value-type="float" office:value="31852704.539999999" table:style-name="ce14">
            <text:p>31.852.705<text:s/></text:p>
          </table:table-cell>
          <table:table-cell office:value-type="float" office:value="38730434.829999998" table:style-name="ce14">
            <text:p>38.730.435<text:s/></text:p>
          </table:table-cell>
          <table:table-cell office:value-type="float" office:value="52702078.340000004" table:style-name="ce14">
            <text:p>52.702.078<text:s/></text:p>
          </table:table-cell>
          <table:table-cell office:value-type="float" office:value="15832954.550000001" table:style-name="ce14">
            <text:p>15.832.955<text:s/></text:p>
          </table:table-cell>
          <table:table-cell office:value-type="float" office:value="55428750.920000002" table:style-name="ce14">
            <text:p>55.428.751<text:s/></text:p>
          </table:table-cell>
          <table:table-cell office:value-type="float" office:value="199512598.61000001" table:style-name="ce14">
            <text:p>199.512.599<text:s/></text:p>
          </table:table-cell>
          <table:table-cell office:value-type="float" office:value="30112056" table:style-name="ce14">
            <text:p>30.112.056<text:s/></text:p>
          </table:table-cell>
          <table:table-cell office:value-type="float" office:value="16041858.609999999" table:style-name="ce14">
            <text:p>16.041.859<text:s/></text:p>
          </table:table-cell>
          <table:table-cell office:value-type="float" office:value="12024945.26" table:style-name="ce14">
            <text:p>12.024.945<text:s/></text:p>
          </table:table-cell>
          <table:table-cell office:value-type="float" office:value="91031914.159999996" table:style-name="ce14">
            <text:p>91.031.914<text:s/></text:p>
          </table:table-cell>
          <table:table-cell office:value-type="float" office:value="42624132.460000001" table:style-name="ce14">
            <text:p>42.624.132<text:s/></text:p>
          </table:table-cell>
          <table:table-cell office:value-type="float" office:value="13692402.890000001" table:style-name="ce14">
            <text:p>13.692.403<text:s/></text:p>
          </table:table-cell>
          <table:table-cell office:value-type="float" office:value="109909272.70999999" table:style-name="ce14">
            <text:p>109.909.273<text:s/></text:p>
          </table:table-cell>
          <table:table-cell office:value-type="float" office:value="7447228.9199999999" table:style-name="ce14">
            <text:p>7.447.229<text:s/></text:p>
          </table:table-cell>
          <table:table-cell office:value-type="float" office:value="2222063046.8400002" table:style-name="ce15">
            <text:p>2.222.063.0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435066.0699999998" table:style-name="ce14">
            <text:p>1.435.066<text:s/></text:p>
          </table:table-cell>
          <table:table-cell office:value-type="float" office:value="3537470.38" table:style-name="ce14">
            <text:p>3.537.470<text:s/></text:p>
          </table:table-cell>
          <table:table-cell office:value-type="float" office:value="21194505.539999999" table:style-name="ce14">
            <text:p>21.194.506<text:s/></text:p>
          </table:table-cell>
          <table:table-cell office:value-type="float" office:value="2042343.45" table:style-name="ce14">
            <text:p>2.042.343<text:s/></text:p>
          </table:table-cell>
          <table:table-cell office:value-type="float" office:value="32548065.43" table:style-name="ce14">
            <text:p>32.548.065<text:s/></text:p>
          </table:table-cell>
          <table:table-cell office:value-type="float" office:value="19112606.829999998" table:style-name="ce14">
            <text:p>19.112.607<text:s/></text:p>
          </table:table-cell>
          <table:table-cell office:value-type="float" office:value="586980314.48000002" table:style-name="ce14">
            <text:p>586.980.314<text:s/></text:p>
          </table:table-cell>
          <table:table-cell office:value-type="float" office:value="25104532.109999999" table:style-name="ce14">
            <text:p>25.104.532<text:s/></text:p>
          </table:table-cell>
          <table:table-cell office:value-type="float" office:value="21004982.030000001" table:style-name="ce14">
            <text:p>21.004.982<text:s/></text:p>
          </table:table-cell>
          <table:table-cell office:value-type="float" office:value="4811477.32" table:style-name="ce14">
            <text:p>4.811.477<text:s/></text:p>
          </table:table-cell>
          <table:table-cell office:value-type="float" office:value="67400568.539999992" table:style-name="ce14">
            <text:p>67.400.569<text:s/></text:p>
          </table:table-cell>
          <table:table-cell office:value-type="float" office:value="10135950.190000001" table:style-name="ce14">
            <text:p>10.135.950<text:s/></text:p>
          </table:table-cell>
          <table:table-cell office:value-type="float" office:value="7264794.4400000004" table:style-name="ce14">
            <text:p>7.264.794<text:s/></text:p>
          </table:table-cell>
          <table:table-cell office:value-type="float" office:value="20655151.73" table:style-name="ce14">
            <text:p>20.655.152<text:s/></text:p>
          </table:table-cell>
          <table:table-cell office:value-type="float" office:value="6946360.4499999993" table:style-name="ce14">
            <text:p>6.946.360<text:s/></text:p>
          </table:table-cell>
          <table:table-cell office:value-type="float" office:value="24125378.57" table:style-name="ce14">
            <text:p>24.125.379<text:s/></text:p>
          </table:table-cell>
          <table:table-cell office:value-type="float" office:value="3555535.1399999997" table:style-name="ce14">
            <text:p>3.555.535<text:s/></text:p>
          </table:table-cell>
          <table:table-cell office:value-type="float" office:value="69932405.489999995" table:style-name="ce14">
            <text:p>69.932.405<text:s/></text:p>
          </table:table-cell>
          <table:table-cell office:value-type="float" office:value="420432472" table:style-name="ce14">
            <text:p>420.432.472<text:s/></text:p>
          </table:table-cell>
          <table:table-cell office:value-type="float" office:value="7291217.7299999995" table:style-name="ce14">
            <text:p>7.291.218<text:s/></text:p>
          </table:table-cell>
          <table:table-cell office:value-type="float" office:value="5121017.4000000004" table:style-name="ce14">
            <text:p>5.121.017<text:s/></text:p>
          </table:table-cell>
          <table:table-cell office:value-type="float" office:value="1264374.8500000001" table:style-name="ce14">
            <text:p>1.264.375<text:s/></text:p>
          </table:table-cell>
          <table:table-cell office:value-type="float" office:value="47418068.399999999" table:style-name="ce14">
            <text:p>47.418.068<text:s/></text:p>
          </table:table-cell>
          <table:table-cell office:value-type="float" office:value="61214532.910000004" table:style-name="ce14">
            <text:p>61.214.533<text:s/></text:p>
          </table:table-cell>
          <table:table-cell office:value-type="float" office:value="3932458.9099999997" table:style-name="ce14">
            <text:p>3.932.459<text:s/></text:p>
          </table:table-cell>
          <table:table-cell office:value-type="float" office:value="494943355.34000003" table:style-name="ce14">
            <text:p>494.943.355<text:s/></text:p>
          </table:table-cell>
          <table:table-cell office:value-type="float" office:value="2683612.36" table:style-name="ce14">
            <text:p>2.683.612<text:s/></text:p>
          </table:table-cell>
          <table:table-cell office:value-type="float" office:value="1972088618.0900004" table:style-name="ce15">
            <text:p>1.972.088.618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37126290.519999996" table:style-name="ce20">
            <text:p>37.126.291<text:s/></text:p>
          </table:table-cell>
          <table:table-cell office:value-type="float" office:value="142293851.24000001" table:style-name="ce20">
            <text:p>142.293.851<text:s/></text:p>
          </table:table-cell>
          <table:table-cell office:value-type="float" office:value="777609326.92999995" table:style-name="ce20">
            <text:p>777.609.327<text:s/></text:p>
          </table:table-cell>
          <table:table-cell office:value-type="float" office:value="37856262.670000002" table:style-name="ce20">
            <text:p>37.856.263<text:s/></text:p>
          </table:table-cell>
          <table:table-cell office:value-type="float" office:value="1174586700.26" table:style-name="ce20">
            <text:p>1.174.586.700<text:s/></text:p>
          </table:table-cell>
          <table:table-cell office:value-type="float" office:value="808083670.92999995" table:style-name="ce20">
            <text:p>808.083.671<text:s/></text:p>
          </table:table-cell>
          <table:table-cell office:value-type="float" office:value="7376667613.8999996" table:style-name="ce20">
            <text:p>7.376.667.614<text:s/></text:p>
          </table:table-cell>
          <table:table-cell office:value-type="float" office:value="885661382.06999993" table:style-name="ce20">
            <text:p>885.661.382<text:s/></text:p>
          </table:table-cell>
          <table:table-cell office:value-type="float" office:value="665959666.5" table:style-name="ce20">
            <text:p>665.959.667<text:s/></text:p>
          </table:table-cell>
          <table:table-cell office:value-type="float" office:value="351462522.88" table:style-name="ce20">
            <text:p>351.462.523<text:s/></text:p>
          </table:table-cell>
          <table:table-cell office:value-type="float" office:value="2859363985.0700002" table:style-name="ce20">
            <text:p>2.859.363.985<text:s/></text:p>
          </table:table-cell>
          <table:table-cell office:value-type="float" office:value="279815177.56999999" table:style-name="ce20">
            <text:p>279.815.178<text:s/></text:p>
          </table:table-cell>
          <table:table-cell office:value-type="float" office:value="363079343.62" table:style-name="ce20">
            <text:p>363.079.344<text:s/></text:p>
          </table:table-cell>
          <table:table-cell office:value-type="float" office:value="435042202.78999996" table:style-name="ce20">
            <text:p>435.042.203<text:s/></text:p>
          </table:table-cell>
          <table:table-cell office:value-type="float" office:value="251522329.08000001" table:style-name="ce20">
            <text:p>251.522.329<text:s/></text:p>
          </table:table-cell>
          <table:table-cell office:value-type="float" office:value="991413508.04000008" table:style-name="ce20">
            <text:p>991.413.508<text:s/></text:p>
          </table:table-cell>
          <table:table-cell office:value-type="float" office:value="155405059.41" table:style-name="ce20">
            <text:p>155.405.059<text:s/></text:p>
          </table:table-cell>
          <table:table-cell office:value-type="float" office:value="3209278439.3200002" table:style-name="ce20">
            <text:p>3.209.278.439<text:s/></text:p>
          </table:table-cell>
          <table:table-cell office:value-type="float" office:value="10839371277.380001" table:style-name="ce20">
            <text:p>10.839.371.277<text:s/></text:p>
          </table:table-cell>
          <table:table-cell office:value-type="float" office:value="230633787.19" table:style-name="ce20">
            <text:p>230.633.787<text:s/></text:p>
          </table:table-cell>
          <table:table-cell office:value-type="float" office:value="125886934.72" table:style-name="ce20">
            <text:p>125.886.935<text:s/></text:p>
          </table:table-cell>
          <table:table-cell office:value-type="float" office:value="47417127.990000002" table:style-name="ce20">
            <text:p>47.417.128<text:s/></text:p>
          </table:table-cell>
          <table:table-cell office:value-type="float" office:value="2747502611.29" table:style-name="ce20">
            <text:p>2.747.502.611<text:s/></text:p>
          </table:table-cell>
          <table:table-cell office:value-type="float" office:value="2227084946.79" table:style-name="ce20">
            <text:p>2.227.084.947<text:s/></text:p>
          </table:table-cell>
          <table:table-cell office:value-type="float" office:value="162552592.28" table:style-name="ce20">
            <text:p>162.552.592<text:s/></text:p>
          </table:table-cell>
          <table:table-cell office:value-type="float" office:value="28497743794.869999" table:style-name="ce20">
            <text:p>28.497.743.795<text:s/></text:p>
          </table:table-cell>
          <table:table-cell office:value-type="float" office:value="85626480" table:style-name="ce20">
            <text:p>85.626.480<text:s/></text:p>
          </table:table-cell>
          <table:table-cell office:value-type="float" office:value="65766046885.309998" table:style-name="ce21">
            <text:p>65.766.046.885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3728975.87319646" table:style-name="ce24">
            <text:p>53.728.976<text:s/></text:p>
          </table:table-cell>
          <table:table-cell office:value-type="float" office:value="131718278.51625559" table:style-name="ce24">
            <text:p>131.718.279<text:s/></text:p>
          </table:table-cell>
          <table:table-cell office:value-type="float" office:value="195154853.53501463" table:style-name="ce24">
            <text:p>195.154.854<text:s/></text:p>
          </table:table-cell>
          <table:table-cell office:value-type="float" office:value="33157105.061353695" table:style-name="ce24">
            <text:p>33.157.105<text:s/></text:p>
          </table:table-cell>
          <table:table-cell office:value-type="float" office:value="765238454.87719691" table:style-name="ce24">
            <text:p>765.238.455<text:s/></text:p>
          </table:table-cell>
          <table:table-cell office:value-type="float" office:value="555595502.39361596" table:style-name="ce24">
            <text:p>555.595.502<text:s/></text:p>
          </table:table-cell>
          <table:table-cell office:value-type="float" office:value="1513107790.6046979" table:style-name="ce24">
            <text:p>1.513.107.791<text:s/></text:p>
          </table:table-cell>
          <table:table-cell office:value-type="float" office:value="460037604.01357198" table:style-name="ce24">
            <text:p>460.037.604<text:s/></text:p>
          </table:table-cell>
          <table:table-cell office:value-type="float" office:value="421329942.68864733" table:style-name="ce24">
            <text:p>421.329.943<text:s/></text:p>
          </table:table-cell>
          <table:table-cell office:value-type="float" office:value="203693685.31407675" table:style-name="ce24">
            <text:p>203.693.685<text:s/></text:p>
          </table:table-cell>
          <table:table-cell office:value-type="float" office:value="2188308108.9301257" table:style-name="ce24">
            <text:p>2.188.308.109<text:s/></text:p>
          </table:table-cell>
          <table:table-cell office:value-type="float" office:value="270758483.967664" table:style-name="ce24">
            <text:p>270.758.484<text:s/></text:p>
          </table:table-cell>
          <table:table-cell office:value-type="float" office:value="316511771.4858132" table:style-name="ce24">
            <text:p>316.511.771<text:s/></text:p>
          </table:table-cell>
          <table:table-cell office:value-type="float" office:value="331460527.36315936" table:style-name="ce24">
            <text:p>331.460.527<text:s/></text:p>
          </table:table-cell>
          <table:table-cell office:value-type="float" office:value="197838876.66883579" table:style-name="ce24">
            <text:p>197.838.877<text:s/></text:p>
          </table:table-cell>
          <table:table-cell office:value-type="float" office:value="585013894.83691728" table:style-name="ce24">
            <text:p>585.013.895<text:s/></text:p>
          </table:table-cell>
          <table:table-cell office:value-type="float" office:value="129681945.67943347" table:style-name="ce24">
            <text:p>129.681.946<text:s/></text:p>
          </table:table-cell>
          <table:table-cell office:value-type="float" office:value="1804712551.7487769" table:style-name="ce24">
            <text:p>1.804.712.552<text:s/></text:p>
          </table:table-cell>
          <table:table-cell office:value-type="float" office:value="3609918229.9594541" table:style-name="ce24">
            <text:p>3.609.918.230<text:s/></text:p>
          </table:table-cell>
          <table:table-cell office:value-type="float" office:value="171122913.55190054" table:style-name="ce24">
            <text:p>171.122.914<text:s/></text:p>
          </table:table-cell>
          <table:table-cell office:value-type="float" office:value="95975885.864544585" table:style-name="ce24">
            <text:p>95.975.886<text:s/></text:p>
          </table:table-cell>
          <table:table-cell office:value-type="float" office:value="33882764.509277873" table:style-name="ce24">
            <text:p>33.882.765<text:s/></text:p>
          </table:table-cell>
          <table:table-cell office:value-type="float" office:value="2023015155.2911675" table:style-name="ce24">
            <text:p>2.023.015.155<text:s/></text:p>
          </table:table-cell>
          <table:table-cell office:value-type="float" office:value="1267461647.7545707" table:style-name="ce24">
            <text:p>1.267.461.648<text:s/></text:p>
          </table:table-cell>
          <table:table-cell office:value-type="float" office:value="137719610.03904283" table:style-name="ce24">
            <text:p>137.719.610<text:s/></text:p>
          </table:table-cell>
          <table:table-cell office:value-type="float" office:value="12967707272.298855" table:style-name="ce24">
            <text:p>12.967.707.272<text:s/></text:p>
          </table:table-cell>
          <table:table-cell office:value-type="float" office:value="61137610.732830711" table:style-name="ce24">
            <text:p>61.137.611<text:s/></text:p>
          </table:table-cell>
          <table:table-cell office:value-type="float" office:value="30524989443.559994" table:style-name="ce25">
            <text:p>30.524.989.444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50907277.831308827" table:style-name="ce27">
            <text:p>50.907.278<text:s/></text:p>
          </table:table-cell>
          <table:table-cell office:value-type="float" office:value="124132219.89835851" table:style-name="ce27">
            <text:p>124.132.220<text:s/></text:p>
          </table:table-cell>
          <table:table-cell office:value-type="float" office:value="176866864.40434223" table:style-name="ce27">
            <text:p>176.866.864<text:s/></text:p>
          </table:table-cell>
          <table:table-cell office:value-type="float" office:value="31491285.458736718" table:style-name="ce27">
            <text:p>31.491.285<text:s/></text:p>
          </table:table-cell>
          <table:table-cell office:value-type="float" office:value="707970971.17812085" table:style-name="ce27">
            <text:p>707.970.971<text:s/></text:p>
          </table:table-cell>
          <table:table-cell office:value-type="float" office:value="504729649.1709848" table:style-name="ce27">
            <text:p>504.729.649<text:s/></text:p>
          </table:table-cell>
          <table:table-cell office:value-type="float" office:value="1391485970.3360887" table:style-name="ce27">
            <text:p>1.391.485.970<text:s/></text:p>
          </table:table-cell>
          <table:table-cell office:value-type="float" office:value="423025486.60941863" table:style-name="ce27">
            <text:p>423.025.487<text:s/></text:p>
          </table:table-cell>
          <table:table-cell office:value-type="float" office:value="386834918.53425676" table:style-name="ce27">
            <text:p>386.834.919<text:s/></text:p>
          </table:table-cell>
          <table:table-cell office:value-type="float" office:value="189521104.83354872" table:style-name="ce27">
            <text:p>189.521.105<text:s/></text:p>
          </table:table-cell>
          <table:table-cell office:value-type="float" office:value="1995657269.991504" table:style-name="ce27">
            <text:p>1.995.657.270<text:s/></text:p>
          </table:table-cell>
          <table:table-cell office:value-type="float" office:value="251265158.35270524" table:style-name="ce27">
            <text:p>251.265.158<text:s/></text:p>
          </table:table-cell>
          <table:table-cell office:value-type="float" office:value="290274112.01952189" table:style-name="ce27">
            <text:p>290.274.112<text:s/></text:p>
          </table:table-cell>
          <table:table-cell office:value-type="float" office:value="306032760.91129255" table:style-name="ce27">
            <text:p>306.032.761<text:s/></text:p>
          </table:table-cell>
          <table:table-cell office:value-type="float" office:value="186564729.94636208" table:style-name="ce27">
            <text:p>186.564.730<text:s/></text:p>
          </table:table-cell>
          <table:table-cell office:value-type="float" office:value="529414192.91658574" table:style-name="ce27">
            <text:p>529.414.193<text:s/></text:p>
          </table:table-cell>
          <table:table-cell office:value-type="float" office:value="122750797.21784696" table:style-name="ce27">
            <text:p>122.750.797<text:s/></text:p>
          </table:table-cell>
          <table:table-cell office:value-type="float" office:value="1637286147.4306819" table:style-name="ce27">
            <text:p>1.637.286.147<text:s/></text:p>
          </table:table-cell>
          <table:table-cell office:value-type="float" office:value="3239625370.0369434" table:style-name="ce27">
            <text:p>3.239.625.370<text:s/></text:p>
          </table:table-cell>
          <table:table-cell office:value-type="float" office:value="158346483.33820394" table:style-name="ce27">
            <text:p>158.346.483<text:s/></text:p>
          </table:table-cell>
          <table:table-cell office:value-type="float" office:value="89298061.073916107" table:style-name="ce27">
            <text:p>89.298.061<text:s/></text:p>
          </table:table-cell>
          <table:table-cell office:value-type="float" office:value="32076609.774105228" table:style-name="ce27">
            <text:p>32.076.610<text:s/></text:p>
          </table:table-cell>
          <table:table-cell office:value-type="float" office:value="1836268795.5089953" table:style-name="ce27">
            <text:p>1.836.268.796<text:s/></text:p>
          </table:table-cell>
          <table:table-cell office:value-type="float" office:value="1147444435.451535" table:style-name="ce27">
            <text:p>1.147.444.435<text:s/></text:p>
          </table:table-cell>
          <table:table-cell office:value-type="float" office:value="129204351.37650704" table:style-name="ce27">
            <text:p>129.204.351<text:s/></text:p>
          </table:table-cell>
          <table:table-cell office:value-type="float" office:value="11587863625.951321" table:style-name="ce27">
            <text:p>11.587.863.626<text:s/></text:p>
          </table:table-cell>
          <table:table-cell office:value-type="float" office:value="56756336.356806003" table:style-name="ce27">
            <text:p>56.756.336<text:s/></text:p>
          </table:table-cell>
          <table:table-cell office:value-type="float" office:value="27583094985.909996" table:style-name="ce28">
            <text:p>27.583.094.986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821698.0418876307" table:style-name="ce27">
            <text:p>2.821.698<text:s/></text:p>
          </table:table-cell>
          <table:table-cell office:value-type="float" office:value="7586058.6178970812" table:style-name="ce27">
            <text:p>7.586.059<text:s/></text:p>
          </table:table-cell>
          <table:table-cell office:value-type="float" office:value="18287989.130672399" table:style-name="ce27">
            <text:p>18.287.989<text:s/></text:p>
          </table:table-cell>
          <table:table-cell office:value-type="float" office:value="1665819.6026169786" table:style-name="ce27">
            <text:p>1.665.820<text:s/></text:p>
          </table:table-cell>
          <table:table-cell office:value-type="float" office:value="57267483.699076079" table:style-name="ce27">
            <text:p>57.267.484<text:s/></text:p>
          </table:table-cell>
          <table:table-cell office:value-type="float" office:value="50865853.222631104" table:style-name="ce27">
            <text:p>50.865.853<text:s/></text:p>
          </table:table-cell>
          <table:table-cell office:value-type="float" office:value="121621820.26860927" table:style-name="ce27">
            <text:p>121.621.820<text:s/></text:p>
          </table:table-cell>
          <table:table-cell office:value-type="float" office:value="37012117.404153362" table:style-name="ce27">
            <text:p>37.012.117<text:s/></text:p>
          </table:table-cell>
          <table:table-cell office:value-type="float" office:value="34495024.154390588" table:style-name="ce27">
            <text:p>34.495.024<text:s/></text:p>
          </table:table-cell>
          <table:table-cell office:value-type="float" office:value="14172580.480528018" table:style-name="ce27">
            <text:p>14.172.580<text:s/></text:p>
          </table:table-cell>
          <table:table-cell office:value-type="float" office:value="192650838.93862194" table:style-name="ce27">
            <text:p>192.650.839<text:s/></text:p>
          </table:table-cell>
          <table:table-cell office:value-type="float" office:value="19493325.614958759" table:style-name="ce27">
            <text:p>19.493.326<text:s/></text:p>
          </table:table-cell>
          <table:table-cell office:value-type="float" office:value="26237659.466291331" table:style-name="ce27">
            <text:p>26.237.659<text:s/></text:p>
          </table:table-cell>
          <table:table-cell office:value-type="float" office:value="25427766.451866817" table:style-name="ce27">
            <text:p>25.427.766<text:s/></text:p>
          </table:table-cell>
          <table:table-cell office:value-type="float" office:value="11274146.722473713" table:style-name="ce27">
            <text:p>11.274.147<text:s/></text:p>
          </table:table-cell>
          <table:table-cell office:value-type="float" office:value="55599701.920331575" table:style-name="ce27">
            <text:p>55.599.702<text:s/></text:p>
          </table:table-cell>
          <table:table-cell office:value-type="float" office:value="6931148.4615864977" table:style-name="ce27">
            <text:p>6.931.148<text:s/></text:p>
          </table:table-cell>
          <table:table-cell office:value-type="float" office:value="167426404.31809506" table:style-name="ce27">
            <text:p>167.426.404<text:s/></text:p>
          </table:table-cell>
          <table:table-cell office:value-type="float" office:value="370292859.92251045" table:style-name="ce27">
            <text:p>370.292.860<text:s/></text:p>
          </table:table-cell>
          <table:table-cell office:value-type="float" office:value="12776430.213696608" table:style-name="ce27">
            <text:p>12.776.430<text:s/></text:p>
          </table:table-cell>
          <table:table-cell office:value-type="float" office:value="6677824.7906284723" table:style-name="ce27">
            <text:p>6.677.825<text:s/></text:p>
          </table:table-cell>
          <table:table-cell office:value-type="float" office:value="1806154.7351726433" table:style-name="ce27">
            <text:p>1.806.155<text:s/></text:p>
          </table:table-cell>
          <table:table-cell office:value-type="float" office:value="186746359.78217229" table:style-name="ce27">
            <text:p>186.746.360<text:s/></text:p>
          </table:table-cell>
          <table:table-cell office:value-type="float" office:value="120017212.30303568" table:style-name="ce27">
            <text:p>120.017.212<text:s/></text:p>
          </table:table-cell>
          <table:table-cell office:value-type="float" office:value="8515258.6625357922" table:style-name="ce27">
            <text:p>8.515.259<text:s/></text:p>
          </table:table-cell>
          <table:table-cell office:value-type="float" office:value="1379843646.3475347" table:style-name="ce27">
            <text:p>1.379.843.646<text:s/></text:p>
          </table:table-cell>
          <table:table-cell office:value-type="float" office:value="4381274.3760247109" table:style-name="ce27">
            <text:p>4.381.274<text:s/></text:p>
          </table:table-cell>
          <table:table-cell office:value-type="float" office:value="2941894457.6500001" table:style-name="ce28">
            <text:p>2.941.894.45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0855266.393196464" table:style-name="ce20">
            <text:p>90.855.266<text:s/></text:p>
          </table:table-cell>
          <table:table-cell office:value-type="float" office:value="274012129.75625563" table:style-name="ce20">
            <text:p>274.012.130<text:s/></text:p>
          </table:table-cell>
          <table:table-cell office:value-type="float" office:value="972764180.46501458" table:style-name="ce20">
            <text:p>972.764.180<text:s/></text:p>
          </table:table-cell>
          <table:table-cell office:value-type="float" office:value="71013367.7313537" table:style-name="ce20">
            <text:p>71.013.368<text:s/></text:p>
          </table:table-cell>
          <table:table-cell office:value-type="float" office:value="1939825155.137197" table:style-name="ce20">
            <text:p>1.939.825.155<text:s/></text:p>
          </table:table-cell>
          <table:table-cell office:value-type="float" office:value="1363679173.323616" table:style-name="ce20">
            <text:p>1.363.679.173<text:s/></text:p>
          </table:table-cell>
          <table:table-cell office:value-type="float" office:value="8889775404.5046978" table:style-name="ce20">
            <text:p>8.889.775.405<text:s/></text:p>
          </table:table-cell>
          <table:table-cell office:value-type="float" office:value="1345698986.0835719" table:style-name="ce20">
            <text:p>1.345.698.986<text:s/></text:p>
          </table:table-cell>
          <table:table-cell office:value-type="float" office:value="1087289609.1886473" table:style-name="ce20">
            <text:p>1.087.289.609<text:s/></text:p>
          </table:table-cell>
          <table:table-cell office:value-type="float" office:value="555156208.19407678" table:style-name="ce20">
            <text:p>555.156.208<text:s/></text:p>
          </table:table-cell>
          <table:table-cell office:value-type="float" office:value="5047672094.0001259" table:style-name="ce20">
            <text:p>5.047.672.094<text:s/></text:p>
          </table:table-cell>
          <table:table-cell office:value-type="float" office:value="550573661.53766394" table:style-name="ce20">
            <text:p>550.573.662<text:s/></text:p>
          </table:table-cell>
          <table:table-cell office:value-type="float" office:value="679591115.10581326" table:style-name="ce20">
            <text:p>679.591.115<text:s/></text:p>
          </table:table-cell>
          <table:table-cell office:value-type="float" office:value="766502730.15315938" table:style-name="ce20">
            <text:p>766.502.730<text:s/></text:p>
          </table:table-cell>
          <table:table-cell office:value-type="float" office:value="449361205.7488358" table:style-name="ce20">
            <text:p>449.361.206<text:s/></text:p>
          </table:table-cell>
          <table:table-cell office:value-type="float" office:value="1576427402.8769174" table:style-name="ce20">
            <text:p>1.576.427.403<text:s/></text:p>
          </table:table-cell>
          <table:table-cell office:value-type="float" office:value="285087005.08943343" table:style-name="ce20">
            <text:p>285.087.005<text:s/></text:p>
          </table:table-cell>
          <table:table-cell office:value-type="float" office:value="5013990991.0687771" table:style-name="ce20">
            <text:p>5.013.990.991<text:s/></text:p>
          </table:table-cell>
          <table:table-cell office:value-type="float" office:value="14449289507.339455" table:style-name="ce20">
            <text:p>14.449.289.507<text:s/></text:p>
          </table:table-cell>
          <table:table-cell office:value-type="float" office:value="401756700.74190056" table:style-name="ce20">
            <text:p>401.756.701<text:s/></text:p>
          </table:table-cell>
          <table:table-cell office:value-type="float" office:value="221862820.5845446" table:style-name="ce20">
            <text:p>221.862.821<text:s/></text:p>
          </table:table-cell>
          <table:table-cell office:value-type="float" office:value="81299892.499277875" table:style-name="ce20">
            <text:p>81.299.892<text:s/></text:p>
          </table:table-cell>
          <table:table-cell office:value-type="float" office:value="4770517766.5811672" table:style-name="ce20">
            <text:p>4.770.517.767<text:s/></text:p>
          </table:table-cell>
          <table:table-cell office:value-type="float" office:value="3494546594.5445709" table:style-name="ce20">
            <text:p>3.494.546.595<text:s/></text:p>
          </table:table-cell>
          <table:table-cell office:value-type="float" office:value="300272202.3190428" table:style-name="ce20">
            <text:p>300.272.202<text:s/></text:p>
          </table:table-cell>
          <table:table-cell office:value-type="float" office:value="41465451067.168854" table:style-name="ce20">
            <text:p>41.465.451.067<text:s/></text:p>
          </table:table-cell>
          <table:table-cell office:value-type="float" office:value="146764090.7328307" table:style-name="ce20">
            <text:p>146.764.091<text:s/></text:p>
          </table:table-cell>
          <table:table-cell office:value-type="float" office:value="96291036328.869995" table:style-name="ce21">
            <text:p>96.291.036.329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803916.32920440903" table:style-name="ce14">
            <text:p>803.916<text:s/></text:p>
          </table:table-cell>
          <table:table-cell office:value-type="float" office:value="5251809.4550388809" table:style-name="ce14">
            <text:p>5.251.809<text:s/></text:p>
          </table:table-cell>
          <table:table-cell office:value-type="float" office:value="4469859.4569046125" table:style-name="ce14">
            <text:p>4.469.859<text:s/></text:p>
          </table:table-cell>
          <table:table-cell office:value-type="float" office:value="557518.17884448799" table:style-name="ce14">
            <text:p>557.518<text:s/></text:p>
          </table:table-cell>
          <table:table-cell office:value-type="float" office:value="29768991.148163013" table:style-name="ce14">
            <text:p>29.768.991<text:s/></text:p>
          </table:table-cell>
          <table:table-cell office:value-type="float" office:value="13591601.772262223" table:style-name="ce14">
            <text:p>13.591.602<text:s/></text:p>
          </table:table-cell>
          <table:table-cell office:value-type="float" office:value="11574629.694476904" table:style-name="ce14">
            <text:p>11.574.630<text:s/></text:p>
          </table:table-cell>
          <table:table-cell office:value-type="float" office:value="19338464.515832849" table:style-name="ce14">
            <text:p>19.338.465<text:s/></text:p>
          </table:table-cell>
          <table:table-cell office:value-type="float" office:value="13598866.03337848" table:style-name="ce14">
            <text:p>13.598.866<text:s/></text:p>
          </table:table-cell>
          <table:table-cell office:value-type="float" office:value="6708451.1402869038" table:style-name="ce14">
            <text:p>6.708.451<text:s/></text:p>
          </table:table-cell>
          <table:table-cell office:value-type="float" office:value="45699175.452918708" table:style-name="ce14">
            <text:p>45.699.175<text:s/></text:p>
          </table:table-cell>
          <table:table-cell office:value-type="float" office:value="4881660.7793519842" table:style-name="ce14">
            <text:p>4.881.661<text:s/></text:p>
          </table:table-cell>
          <table:table-cell office:value-type="float" office:value="9679034.3521896806" table:style-name="ce14">
            <text:p>9.679.034<text:s/></text:p>
          </table:table-cell>
          <table:table-cell office:value-type="float" office:value="8286411.1418907223" table:style-name="ce14">
            <text:p>8.286.411<text:s/></text:p>
          </table:table-cell>
          <table:table-cell office:value-type="float" office:value="5745416.1387281334" table:style-name="ce14">
            <text:p>5.745.416<text:s/></text:p>
          </table:table-cell>
          <table:table-cell office:value-type="float" office:value="53934391.510009967" table:style-name="ce14">
            <text:p>53.934.392<text:s/></text:p>
          </table:table-cell>
          <table:table-cell office:value-type="float" office:value="3133446.5360800922" table:style-name="ce14">
            <text:p>3.133.447<text:s/></text:p>
          </table:table-cell>
          <table:table-cell office:value-type="float" office:value="29696592.022180308" table:style-name="ce14">
            <text:p>29.696.592<text:s/></text:p>
          </table:table-cell>
          <table:table-cell office:value-type="float" office:value="1335693377.4021356" table:style-name="ce14">
            <text:p>1.335.693.377<text:s/></text:p>
          </table:table-cell>
          <table:table-cell office:value-type="float" office:value="4203265.2552871471" table:style-name="ce14">
            <text:p>4.203.265<text:s/></text:p>
          </table:table-cell>
          <table:table-cell office:value-type="float" office:value="1886771.0749522357" table:style-name="ce14">
            <text:p>1.886.771<text:s/></text:p>
          </table:table-cell>
          <table:table-cell office:value-type="float" office:value="389698.80069520965" table:style-name="ce14">
            <text:p>389.699<text:s/></text:p>
          </table:table-cell>
          <table:table-cell office:value-type="float" office:value="30539954.104597896" table:style-name="ce14">
            <text:p>30.539.954<text:s/></text:p>
          </table:table-cell>
          <table:table-cell office:value-type="float" office:value="24839407.105974175" table:style-name="ce14">
            <text:p>24.839.407<text:s/></text:p>
          </table:table-cell>
          <table:table-cell office:value-type="float" office:value="7097980.6997071272" table:style-name="ce14">
            <text:p>7.097.981<text:s/></text:p>
          </table:table-cell>
          <table:table-cell office:value-type="float" office:value="164703267.01546228" table:style-name="ce14">
            <text:p>164.703.267<text:s/></text:p>
          </table:table-cell>
          <table:table-cell office:value-type="float" office:value="1765880.3634489698" table:style-name="ce14">
            <text:p>1.765.880<text:s/></text:p>
          </table:table-cell>
          <table:table-cell office:value-type="float" office:value="1837839837.4800034" table:style-name="ce15">
            <text:p>1.837.839.837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1659182.722400874" table:style-name="ce20">
            <text:p>91.659.183<text:s/></text:p>
          </table:table-cell>
          <table:table-cell office:value-type="float" office:value="279263939.21129453" table:style-name="ce20">
            <text:p>279.263.939<text:s/></text:p>
          </table:table-cell>
          <table:table-cell office:value-type="float" office:value="977234039.92191923" table:style-name="ce20">
            <text:p>977.234.040<text:s/></text:p>
          </table:table-cell>
          <table:table-cell office:value-type="float" office:value="71570885.910198182" table:style-name="ce20">
            <text:p>71.570.886<text:s/></text:p>
          </table:table-cell>
          <table:table-cell office:value-type="float" office:value="1969594146.2853601" table:style-name="ce20">
            <text:p>1.969.594.146<text:s/></text:p>
          </table:table-cell>
          <table:table-cell office:value-type="float" office:value="1377270775.0958784" table:style-name="ce20">
            <text:p>1.377.270.775<text:s/></text:p>
          </table:table-cell>
          <table:table-cell office:value-type="float" office:value="8901350034.1991749" table:style-name="ce20">
            <text:p>8.901.350.034<text:s/></text:p>
          </table:table-cell>
          <table:table-cell office:value-type="float" office:value="1365037450.5994048" table:style-name="ce20">
            <text:p>1.365.037.451<text:s/></text:p>
          </table:table-cell>
          <table:table-cell office:value-type="float" office:value="1100888475.2220256" table:style-name="ce20">
            <text:p>1.100.888.475<text:s/></text:p>
          </table:table-cell>
          <table:table-cell office:value-type="float" office:value="561864659.3343637" table:style-name="ce20">
            <text:p>561.864.659<text:s/></text:p>
          </table:table-cell>
          <table:table-cell office:value-type="float" office:value="5093371269.4530449" table:style-name="ce20">
            <text:p>5.093.371.269<text:s/></text:p>
          </table:table-cell>
          <table:table-cell office:value-type="float" office:value="555455322.31701589" table:style-name="ce20">
            <text:p>555.455.322<text:s/></text:p>
          </table:table-cell>
          <table:table-cell office:value-type="float" office:value="689270149.45800292" table:style-name="ce20">
            <text:p>689.270.149<text:s/></text:p>
          </table:table-cell>
          <table:table-cell office:value-type="float" office:value="774789141.29505014" table:style-name="ce20">
            <text:p>774.789.141<text:s/></text:p>
          </table:table-cell>
          <table:table-cell office:value-type="float" office:value="455106621.88756394" table:style-name="ce20">
            <text:p>455.106.622<text:s/></text:p>
          </table:table-cell>
          <table:table-cell office:value-type="float" office:value="1630361794.3869274" table:style-name="ce20">
            <text:p>1.630.361.794<text:s/></text:p>
          </table:table-cell>
          <table:table-cell office:value-type="float" office:value="288220451.62551355" table:style-name="ce20">
            <text:p>288.220.452<text:s/></text:p>
          </table:table-cell>
          <table:table-cell office:value-type="float" office:value="5043687583.0909576" table:style-name="ce20">
            <text:p>5.043.687.583<text:s/></text:p>
          </table:table-cell>
          <table:table-cell office:value-type="float" office:value="15784982884.74159" table:style-name="ce20">
            <text:p>15.784.982.885<text:s/></text:p>
          </table:table-cell>
          <table:table-cell office:value-type="float" office:value="405959965.99718773" table:style-name="ce20">
            <text:p>405.959.966<text:s/></text:p>
          </table:table-cell>
          <table:table-cell office:value-type="float" office:value="223749591.65949684" table:style-name="ce20">
            <text:p>223.749.592<text:s/></text:p>
          </table:table-cell>
          <table:table-cell office:value-type="float" office:value="81689591.299973086" table:style-name="ce20">
            <text:p>81.689.591<text:s/></text:p>
          </table:table-cell>
          <table:table-cell office:value-type="float" office:value="4801057720.6857653" table:style-name="ce20">
            <text:p>4.801.057.721<text:s/></text:p>
          </table:table-cell>
          <table:table-cell office:value-type="float" office:value="3519386001.6505451" table:style-name="ce20">
            <text:p>3.519.386.002<text:s/></text:p>
          </table:table-cell>
          <table:table-cell office:value-type="float" office:value="307370183.01874995" table:style-name="ce20">
            <text:p>307.370.183<text:s/></text:p>
          </table:table-cell>
          <table:table-cell office:value-type="float" office:value="41630154334.184319" table:style-name="ce20">
            <text:p>41.630.154.334<text:s/></text:p>
          </table:table-cell>
          <table:table-cell office:value-type="float" office:value="148529971.09627968" table:style-name="ce20">
            <text:p>148.529.971<text:s/></text:p>
          </table:table-cell>
          <table:table-cell office:value-type="float" office:value="98128876166.350006" table:style-name="ce21">
            <text:p>98.128.876.166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07-25T19:00:49Z</dc:date>
    <meta:print-date>2011-05-12T16:46:54Z</meta:print-date>
    <meta:editing-cycles>38</meta:editing-cycles>
    <meta:editing-duration>PT3960S</meta:editing-duration>
  </office:meta>
</office:document-meta>
</file>